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60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64000" table:style-name="ce7">
            <text:p>264.000</text:p>
          </table:table-cell>
          <table:table-cell office:value-type="float" office:value="2419500" table:style-name="ce7">
            <text:p>2.4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5041000" table:style-name="ce9">
            <text:p>15.041.000</text:p>
          </table:table-cell>
          <table:table-cell office:value-type="float" office:value="15032548" table:style-name="ce9">
            <text:p>15.032.548</text:p>
          </table:table-cell>
          <table:table-cell office:value-type="percentage" office:value="0.99943806927730872" table:style-name="ce10">
            <text:p>99,9%</text:p>
          </table:table-cell>
          <table:table-cell office:value-type="float" office:value="7173040" table:style-name="ce8">
            <text:p>7.173.040</text:p>
          </table:table-cell>
          <table:table-cell office:value-type="float" office:value="6853856" table:style-name="ce8">
            <text:p>6.853.856</text:p>
          </table:table-cell>
          <table:table-cell office:value-type="float" office:value="2031959" table:style-name="ce8">
            <text:p>2.031.959</text:p>
          </table:table-cell>
          <table:table-cell office:value-type="date" office:date-value="2022-01-02T00:00:00" table:style-name="ce11">
            <text:p>0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6000" table:style-name="ce7">
            <text:p>36.000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99016" table:style-name="ce14">
            <text:p>2.399.016</text:p>
          </table:table-cell>
          <table:table-cell office:value-type="float" office:value="2362837" table:style-name="ce14">
            <text:p>2.362.837</text:p>
          </table:table-cell>
          <table:table-cell office:value-type="percentage" office:value="0.98491923355242317" table:style-name="ce15">
            <text:p>98,5%</text:p>
          </table:table-cell>
          <table:table-cell office:value-type="float" office:value="1115111" table:style-name="ce13">
            <text:p>1.115.111</text:p>
          </table:table-cell>
          <table:table-cell office:value-type="float" office:value="1066127" table:style-name="ce13">
            <text:p>1.066.127</text:p>
          </table:table-cell>
          <table:table-cell office:value-type="float" office:value="412159" table:style-name="ce13">
            <text:p>412.159</text:p>
          </table:table-cell>
          <table:table-cell office:value-type="date" office:date-value="2022-01-02T00:00:00" table:style-name="ce16">
            <text:p>0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4000" table:style-name="ce7">
            <text:p>24.000</text:p>
          </table:table-cell>
          <table:table-cell office:value-type="float" office:value="391040" table:style-name="ce7">
            <text:p>3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125965" table:style-name="ce14">
            <text:p>2.125.965</text:p>
          </table:table-cell>
          <table:table-cell office:value-type="float" office:value="2074524" table:style-name="ce14">
            <text:p>2.074.524</text:p>
          </table:table-cell>
          <table:table-cell office:value-type="percentage" office:value="0.97580345866465346" table:style-name="ce15">
            <text:p>97,6%</text:p>
          </table:table-cell>
          <table:table-cell office:value-type="float" office:value="901119" table:style-name="ce13">
            <text:p>901.119</text:p>
          </table:table-cell>
          <table:table-cell office:value-type="float" office:value="870181" table:style-name="ce13">
            <text:p>870.181</text:p>
          </table:table-cell>
          <table:table-cell office:value-type="float" office:value="473478" table:style-name="ce13">
            <text:p>473.478</text:p>
          </table:table-cell>
          <table:table-cell office:value-type="date" office:date-value="2022-01-02T00:00:00" table:style-name="ce16">
            <text:p>0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6000" table:style-name="ce7">
            <text:p>36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03774" table:style-name="ce14">
            <text:p>2.103.774</text:p>
          </table:table-cell>
          <table:table-cell office:value-type="float" office:value="1844982.5" table:style-name="ce14">
            <text:p>1.844.983</text:p>
          </table:table-cell>
          <table:table-cell office:value-type="percentage" office:value="0.87698702427161856" table:style-name="ce15">
            <text:p>87,7%</text:p>
          </table:table-cell>
          <table:table-cell office:value-type="float" office:value="898719" table:style-name="ce13">
            <text:p>898.719</text:p>
          </table:table-cell>
          <table:table-cell office:value-type="float" office:value="866963" table:style-name="ce13">
            <text:p>866.963</text:p>
          </table:table-cell>
          <table:table-cell office:value-type="float" office:value="249803" table:style-name="ce13">
            <text:p>249.803</text:p>
          </table:table-cell>
          <table:table-cell office:value-type="date" office:date-value="2022-01-02T00:00:00" table:style-name="ce16">
            <text:p>0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03770" table:style-name="ce7">
            <text:p>2.503.770</text:p>
          </table:table-cell>
          <table:table-cell office:value-type="float" office:value="54000" table:style-name="ce7">
            <text:p>54.000</text:p>
          </table:table-cell>
          <table:table-cell office:value-type="float" office:value="624700" table:style-name="ce7">
            <text:p>6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771920" table:style-name="ce14">
            <text:p>3.771.920</text:p>
          </table:table-cell>
          <table:table-cell office:value-type="float" office:value="3686323" table:style-name="ce14">
            <text:p>3.686.323</text:p>
          </table:table-cell>
          <table:table-cell office:value-type="percentage" office:value="0.97730678275255045" table:style-name="ce15">
            <text:p>97,7%</text:p>
          </table:table-cell>
          <table:table-cell office:value-type="float" office:value="1757987" table:style-name="ce13">
            <text:p>1.757.987</text:p>
          </table:table-cell>
          <table:table-cell office:value-type="float" office:value="1663983" table:style-name="ce13">
            <text:p>1.663.983</text:p>
          </table:table-cell>
          <table:table-cell office:value-type="float" office:value="554143" table:style-name="ce13">
            <text:p>554.143</text:p>
          </table:table-cell>
          <table:table-cell office:value-type="date" office:date-value="2022-01-02T00:00:00" table:style-name="ce16">
            <text:p>0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8000" table:style-name="ce7">
            <text:p>18.000</text:p>
          </table:table-cell>
          <table:table-cell office:value-type="float" office:value="127900" table:style-name="ce7">
            <text:p>127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37605" table:style-name="ce14">
            <text:p>1.137.605</text:p>
          </table:table-cell>
          <table:table-cell office:value-type="float" office:value="1112768.5" table:style-name="ce14">
            <text:p>1.112.769</text:p>
          </table:table-cell>
          <table:table-cell office:value-type="percentage" office:value="0.97816772957221532" table:style-name="ce15">
            <text:p>97,8%</text:p>
          </table:table-cell>
          <table:table-cell office:value-type="float" office:value="507287" table:style-name="ce13">
            <text:p>507.287</text:p>
          </table:table-cell>
          <table:table-cell office:value-type="float" office:value="484336" table:style-name="ce13">
            <text:p>484.336</text:p>
          </table:table-cell>
          <table:table-cell office:value-type="float" office:value="201620" table:style-name="ce13">
            <text:p>201.620</text:p>
          </table:table-cell>
          <table:table-cell office:value-type="date" office:date-value="2022-01-02T00:00:00" table:style-name="ce16">
            <text:p>0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3" table:style-name="ce7">
            <text:p>3.867.393</text:p>
          </table:table-cell>
          <table:table-cell office:value-type="float" office:value="54000" table:style-name="ce7">
            <text:p>5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094443" table:style-name="ce14">
            <text:p>5.094.443</text:p>
          </table:table-cell>
          <table:table-cell office:value-type="float" office:value="4734697" table:style-name="ce14">
            <text:p>4.734.697</text:p>
          </table:table-cell>
          <table:table-cell office:value-type="percentage" office:value="0.92938462556161683" table:style-name="ce15">
            <text:p>92,9%</text:p>
          </table:table-cell>
          <table:table-cell office:value-type="float" office:value="2077547" table:style-name="ce13">
            <text:p>2.077.547</text:p>
          </table:table-cell>
          <table:table-cell office:value-type="float" office:value="1994263" table:style-name="ce13">
            <text:p>1.994.263</text:p>
          </table:table-cell>
          <table:table-cell office:value-type="float" office:value="950796" table:style-name="ce13">
            <text:p>950.796</text:p>
          </table:table-cell>
          <table:table-cell office:value-type="date" office:date-value="2021-12-31T00:00:00" table:style-name="ce16">
            <text:p>3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531745" table:style-name="ce7">
            <text:p>2.531.745</text:p>
          </table:table-cell>
          <table:table-cell office:value-type="float" office:value="60000" table:style-name="ce7">
            <text:p>60.000</text:p>
          </table:table-cell>
          <table:table-cell office:value-type="float" office:value="751270" table:style-name="ce7">
            <text:p>75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818850" table:style-name="ce14">
            <text:p>3.818.850</text:p>
          </table:table-cell>
          <table:table-cell office:value-type="float" office:value="3551872.5" table:style-name="ce14">
            <text:p>3.551.873</text:p>
          </table:table-cell>
          <table:table-cell office:value-type="percentage" office:value="0.93008955575631402" table:style-name="ce15">
            <text:p>93,0%</text:p>
          </table:table-cell>
          <table:table-cell office:value-type="float" office:value="1694622" table:style-name="ce13">
            <text:p>1.694.622</text:p>
          </table:table-cell>
          <table:table-cell office:value-type="float" office:value="1588009" table:style-name="ce13">
            <text:p>1.588.009</text:p>
          </table:table-cell>
          <table:table-cell office:value-type="float" office:value="627902" table:style-name="ce13">
            <text:p>627.902</text:p>
          </table:table-cell>
          <table:table-cell office:value-type="date" office:date-value="2022-01-02T00:00:00" table:style-name="ce16">
            <text:p>0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69700" table:style-name="ce7">
            <text:p>8.569.700</text:p>
          </table:table-cell>
          <table:table-cell office:value-type="float" office:value="234000" table:style-name="ce7">
            <text:p>234.000</text:p>
          </table:table-cell>
          <table:table-cell office:value-type="float" office:value="2654900" table:style-name="ce7">
            <text:p>2.6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348650" table:style-name="ce14">
            <text:p>13.348.650</text:p>
          </table:table-cell>
          <table:table-cell office:value-type="float" office:value="12868000" table:style-name="ce14">
            <text:p>12.868.000</text:p>
          </table:table-cell>
          <table:table-cell office:value-type="percentage" office:value="0.96399261348525878" table:style-name="ce15">
            <text:p>96,4%</text:p>
          </table:table-cell>
          <table:table-cell office:value-type="float" office:value="6312001" table:style-name="ce13">
            <text:p>6.312.001</text:p>
          </table:table-cell>
          <table:table-cell office:value-type="float" office:value="6008529" table:style-name="ce13">
            <text:p>6.008.529</text:p>
          </table:table-cell>
          <table:table-cell office:value-type="float" office:value="2137382" table:style-name="ce13">
            <text:p>2.137.382</text:p>
          </table:table-cell>
          <table:table-cell office:value-type="date" office:date-value="2022-01-02T00:00:00" table:style-name="ce16">
            <text:p>0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0000" table:style-name="ce7">
            <text:p>150.000</text:p>
          </table:table-cell>
          <table:table-cell office:value-type="float" office:value="1843650" table:style-name="ce7">
            <text:p>1.8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326855" table:style-name="ce14">
            <text:p>9.326.855</text:p>
          </table:table-cell>
          <table:table-cell office:value-type="float" office:value="8979076.5" table:style-name="ce14">
            <text:p>8.979.077</text:p>
          </table:table-cell>
          <table:table-cell office:value-type="percentage" office:value="0.96271213608445716" table:style-name="ce15">
            <text:p>96,3%</text:p>
          </table:table-cell>
          <table:table-cell office:value-type="float" office:value="4251091" table:style-name="ce13">
            <text:p>4.251.091</text:p>
          </table:table-cell>
          <table:table-cell office:value-type="float" office:value="4072162" table:style-name="ce13">
            <text:p>4.072.162</text:p>
          </table:table-cell>
          <table:table-cell office:value-type="float" office:value="1470154" table:style-name="ce13">
            <text:p>1.470.154</text:p>
          </table:table-cell>
          <table:table-cell office:value-type="date" office:date-value="2022-01-02T00:00:00" table:style-name="ce16">
            <text:p>0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30000" table:style-name="ce7">
            <text:p>30.000</text:p>
          </table:table-cell>
          <table:table-cell office:value-type="float" office:value="231770" table:style-name="ce7">
            <text:p>23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1245" table:style-name="ce13">
            <text:p>41.245</text:p>
          </table:table-cell>
          <table:table-cell office:value-type="float" office:value="1949848" table:style-name="ce14">
            <text:p>1.949.848</text:p>
          </table:table-cell>
          <table:table-cell office:value-type="float" office:value="2037270" table:style-name="ce14">
            <text:p>2.037.270</text:p>
          </table:table-cell>
          <table:table-cell office:value-type="percentage" office:value="1" table:style-name="ce15">
            <text:p>100,0%</text:p>
          </table:table-cell>
          <table:table-cell office:value-type="float" office:value="930673" table:style-name="ce13">
            <text:p>930.673</text:p>
          </table:table-cell>
          <table:table-cell office:value-type="float" office:value="892457" table:style-name="ce13">
            <text:p>892.457</text:p>
          </table:table-cell>
          <table:table-cell office:value-type="float" office:value="369057" table:style-name="ce13">
            <text:p>369.057</text:p>
          </table:table-cell>
          <table:table-cell office:value-type="date" office:date-value="2022-01-02T00:00:00" table:style-name="ce16">
            <text:p>0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60000" table:style-name="ce7">
            <text:p>60.000</text:p>
          </table:table-cell>
          <table:table-cell office:value-type="float" office:value="760000" table:style-name="ce7">
            <text:p>760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390679" table:style-name="ce14">
            <text:p>5.390.679</text:p>
          </table:table-cell>
          <table:table-cell office:value-type="float" office:value="5544340.5" table:style-name="ce14">
            <text:p>5.544.341</text:p>
          </table:table-cell>
          <table:table-cell office:value-type="percentage" office:value="1" table:style-name="ce15">
            <text:p>100,0%</text:p>
          </table:table-cell>
          <table:table-cell office:value-type="float" office:value="2389291" table:style-name="ce13">
            <text:p>2.389.291</text:p>
          </table:table-cell>
          <table:table-cell office:value-type="float" office:value="2310848" table:style-name="ce13">
            <text:p>2.310.848</text:p>
          </table:table-cell>
          <table:table-cell office:value-type="float" office:value="1369616" table:style-name="ce13">
            <text:p>1.369.616</text:p>
          </table:table-cell>
          <table:table-cell office:value-type="date" office:date-value="2022-01-01T00:00:00" table:style-name="ce16">
            <text:p>01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12000" table:style-name="ce7">
            <text:p>12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93305" table:style-name="ce14">
            <text:p>593.305</text:p>
          </table:table-cell>
          <table:table-cell office:value-type="float" office:value="572335" table:style-name="ce14">
            <text:p>572.335</text:p>
          </table:table-cell>
          <table:table-cell office:value-type="percentage" office:value="0.9646556155771483" table:style-name="ce15">
            <text:p>96,5%</text:p>
          </table:table-cell>
          <table:table-cell office:value-type="float" office:value="270676" table:style-name="ce13">
            <text:p>270.676</text:p>
          </table:table-cell>
          <table:table-cell office:value-type="float" office:value="259101" table:style-name="ce13">
            <text:p>259.101</text:p>
          </table:table-cell>
          <table:table-cell office:value-type="float" office:value="100211" table:style-name="ce13">
            <text:p>100.211</text:p>
          </table:table-cell>
          <table:table-cell office:value-type="date" office:date-value="2021-12-31T00:00:00" table:style-name="ce16">
            <text:p>3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228535" table:style-name="ce7">
            <text:p>8.228.535</text:p>
          </table:table-cell>
          <table:table-cell office:value-type="float" office:value="204000" table:style-name="ce7">
            <text:p>204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096885" table:style-name="ce14">
            <text:p>12.096.885</text:p>
          </table:table-cell>
          <table:table-cell office:value-type="float" office:value="11687674" table:style-name="ce14">
            <text:p>11.687.674</text:p>
          </table:table-cell>
          <table:table-cell office:value-type="percentage" office:value="0.96617220052930985" table:style-name="ce15">
            <text:p>96,6%</text:p>
          </table:table-cell>
          <table:table-cell office:value-type="float" office:value="5593386" table:style-name="ce13">
            <text:p>5.593.386</text:p>
          </table:table-cell>
          <table:table-cell office:value-type="float" office:value="5337397" table:style-name="ce13">
            <text:p>5.337.397</text:p>
          </table:table-cell>
          <table:table-cell office:value-type="float" office:value="1942154" table:style-name="ce13">
            <text:p>1.942.154</text:p>
          </table:table-cell>
          <table:table-cell office:value-type="date" office:date-value="2022-01-02T00:00:00" table:style-name="ce16">
            <text:p>0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8000" table:style-name="ce7">
            <text:p>48.000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55175" table:style-name="ce14">
            <text:p>2.555.175</text:p>
          </table:table-cell>
          <table:table-cell office:value-type="float" office:value="2518394.5" table:style-name="ce14">
            <text:p>2.518.395</text:p>
          </table:table-cell>
          <table:table-cell office:value-type="percentage" office:value="0.98560548690402805" table:style-name="ce15">
            <text:p>98,6%</text:p>
          </table:table-cell>
          <table:table-cell office:value-type="float" office:value="1253837" table:style-name="ce13">
            <text:p>1.253.837</text:p>
          </table:table-cell>
          <table:table-cell office:value-type="float" office:value="1189424" table:style-name="ce13">
            <text:p>1.189.424</text:p>
          </table:table-cell>
          <table:table-cell office:value-type="float" office:value="358445" table:style-name="ce13">
            <text:p>358.445</text:p>
          </table:table-cell>
          <table:table-cell office:value-type="date" office:date-value="2021-12-31T00:00:00" table:style-name="ce16">
            <text:p>31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22075" table:style-name="ce7">
            <text:p>822.075</text:p>
          </table:table-cell>
          <table:table-cell office:value-type="float" office:value="18000" table:style-name="ce7">
            <text:p>18.000</text:p>
          </table:table-cell>
          <table:table-cell office:value-type="float" office:value="226500" table:style-name="ce7">
            <text:p>22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226925" table:style-name="ce14">
            <text:p>1.226.925</text:p>
          </table:table-cell>
          <table:table-cell office:value-type="float" office:value="1179225" table:style-name="ce14">
            <text:p>1.179.225</text:p>
          </table:table-cell>
          <table:table-cell office:value-type="percentage" office:value="0.96112231799009717" table:style-name="ce15">
            <text:p>96,1%</text:p>
          </table:table-cell>
          <table:table-cell office:value-type="float" office:value="551853" table:style-name="ce13">
            <text:p>551.853</text:p>
          </table:table-cell>
          <table:table-cell office:value-type="float" office:value="529617" table:style-name="ce13">
            <text:p>529.617</text:p>
          </table:table-cell>
          <table:table-cell office:value-type="float" office:value="207080" table:style-name="ce13">
            <text:p>207.080</text:p>
          </table:table-cell>
          <table:table-cell office:value-type="date" office:date-value="2022-01-02T00:00:00" table:style-name="ce16">
            <text:p>0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0000" table:style-name="ce7">
            <text:p>60.000</text:p>
          </table:table-cell>
          <table:table-cell office:value-type="float" office:value="742900" table:style-name="ce7">
            <text:p>7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191320" table:style-name="ce14">
            <text:p>4.191.320</text:p>
          </table:table-cell>
          <table:table-cell office:value-type="float" office:value="3989703.5" table:style-name="ce14">
            <text:p>3.989.704</text:p>
          </table:table-cell>
          <table:table-cell office:value-type="percentage" office:value="0.95189665785480471" table:style-name="ce15">
            <text:p>95,2%</text:p>
          </table:table-cell>
          <table:table-cell office:value-type="float" office:value="1896105" table:style-name="ce13">
            <text:p>1.896.105</text:p>
          </table:table-cell>
          <table:table-cell office:value-type="float" office:value="1810300" table:style-name="ce13">
            <text:p>1.810.300</text:p>
          </table:table-cell>
          <table:table-cell office:value-type="float" office:value="744175" table:style-name="ce13">
            <text:p>744.175</text:p>
          </table:table-cell>
          <table:table-cell office:value-type="date" office:date-value="2022-01-02T00:00:00" table:style-name="ce16">
            <text:p>0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6000" table:style-name="ce7">
            <text:p>6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8225" table:style-name="ce14">
            <text:p>148.225</text:p>
          </table:table-cell>
          <table:table-cell office:value-type="float" office:value="130219" table:style-name="ce14">
            <text:p>130.219</text:p>
          </table:table-cell>
          <table:table-cell office:value-type="percentage" office:value="0.87852251644459434" table:style-name="ce15">
            <text:p>87,9%</text:p>
          </table:table-cell>
          <table:table-cell office:value-type="float" office:value="66107" table:style-name="ce13">
            <text:p>66.107</text:p>
          </table:table-cell>
          <table:table-cell office:value-type="float" office:value="61279" table:style-name="ce13">
            <text:p>61.279</text:p>
          </table:table-cell>
          <table:table-cell office:value-type="float" office:value="16521" table:style-name="ce13">
            <text:p>16.521</text:p>
          </table:table-cell>
          <table:table-cell office:value-type="date" office:date-value="2022-01-02T00:00:00" table:style-name="ce16">
            <text:p>0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6000" table:style-name="ce7">
            <text:p>6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7100" table:style-name="ce14">
            <text:p>147.100</text:p>
          </table:table-cell>
          <table:table-cell office:value-type="float" office:value="127182" table:style-name="ce14">
            <text:p>127.182</text:p>
          </table:table-cell>
          <table:table-cell office:value-type="percentage" office:value="0.86459551325628825" table:style-name="ce15">
            <text:p>86,5%</text:p>
          </table:table-cell>
          <table:table-cell office:value-type="float" office:value="63660" table:style-name="ce13">
            <text:p>63.660</text:p>
          </table:table-cell>
          <table:table-cell office:value-type="float" office:value="58654" table:style-name="ce13">
            <text:p>58.654</text:p>
          </table:table-cell>
          <table:table-cell office:value-type="float" office:value="19102" table:style-name="ce13">
            <text:p>19.102</text:p>
          </table:table-cell>
          <table:table-cell office:value-type="date" office:date-value="2021-12-30T00:00:00" table:style-name="ce17">
            <text:p>3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5457.5" table:style-name="ce14">
            <text:p>205.458</text:p>
          </table:table-cell>
          <table:table-cell office:value-type="percentage" office:value="0.96805237516373133" table:style-name="ce15">
            <text:p>96,8%</text:p>
          </table:table-cell>
          <table:table-cell office:value-type="float" office:value="95315" table:style-name="ce13">
            <text:p>95.315</text:p>
          </table:table-cell>
          <table:table-cell office:value-type="float" office:value="92023" table:style-name="ce13">
            <text:p>92.023</text:p>
          </table:table-cell>
          <table:table-cell office:value-type="float" office:value="35912" table:style-name="ce13">
            <text:p>35.912</text:p>
          </table:table-cell>
          <table:table-cell office:value-type="date" office:date-value="2021-12-30T00:00:00" table:style-name="ce17">
            <text:p>30/12/2021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5980" table:style-name="ce7">
            <text:p>5.980</text:p>
          </table:table-cell>
          <table:table-cell office:value-type="float" office:value="0" table:style-name="ce7">
            <text:p>0</text:p>
          </table:table-cell>
          <table:table-cell office:value-type="float" office:value="4640" table:style-name="ce13">
            <text:p>4.640</text:p>
          </table:table-cell>
          <table:table-cell office:value-type="float" office:value="10620" table:style-name="ce14">
            <text:p>10.620</text:p>
          </table:table-cell>
          <table:table-cell office:value-type="float" office:value="10715.5" table:style-name="ce14">
            <text:p>10.716</text:p>
          </table:table-cell>
          <table:table-cell office:value-type="percentage" office:value="1" table:style-name="ce15">
            <text:p>100,0%</text:p>
          </table:table-cell>
          <table:table-cell office:value-type="float" office:value="7836" table:style-name="ce13">
            <text:p>7.836</text:p>
          </table:table-cell>
          <table:table-cell office:value-type="float" office:value="7370" table:style-name="ce13">
            <text:p>7.370</text:p>
          </table:table-cell>
          <table:table-cell office:value-type="float" office:value="377" table:style-name="ce13">
            <text:p>377</text:p>
          </table:table-cell>
          <table:table-cell office:value-type="date" office:date-value="2022-01-02T00:00:00" table:style-name="ce17">
            <text:p>02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9085843" table:style-name="ce19">
            <text:p>59.085.843</text:p>
          </table:table-cell>
          <table:table-cell office:value-type="float" office:value="1374000" table:style-name="ce19">
            <text:p>1.374.000</text:p>
          </table:table-cell>
          <table:table-cell office:value-type="float" office:value="15041710" table:style-name="ce20">
            <text:p>15.041.710</text:p>
          </table:table-cell>
          <table:table-cell office:value-type="float" office:value="9048320" table:style-name="ce21">
            <text:p>9.048.320</text:p>
          </table:table-cell>
          <table:table-cell office:value-type="float" office:value="2140525" table:style-name="ce22">
            <text:p>2.140.525</text:p>
          </table:table-cell>
          <table:table-cell office:value-type="float" office:value="86690398" table:style-name="ce23">
            <text:p>86.690.398</text:p>
          </table:table-cell>
          <table:table-cell office:value-type="float" office:value="84250145.5" table:style-name="ce23">
            <text:p>84.250.146</text:p>
          </table:table-cell>
          <table:table-cell office:value-type="percentage" office:value="0.97185094824457952" table:style-name="ce24">
            <text:p>97,2%</text:p>
          </table:table-cell>
          <table:table-cell office:value-type="float" office:value="39807263" table:style-name="ce23">
            <text:p>39.807.263</text:p>
          </table:table-cell>
          <table:table-cell office:value-type="float" office:value="38016879" table:style-name="ce23">
            <text:p>38.016.879</text:p>
          </table:table-cell>
          <table:table-cell office:value-type="float" office:value="14272046" table:style-name="ce23">
            <text:p>14.272.046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76915" table:style-name="ce31">
            <text:p>6.976.915</text:p>
          </table:table-cell>
          <table:table-cell office:value-type="percentage" office:value="0.93625045709358923" table:style-name="ce32">
            <text:p>93,6%</text:p>
          </table:table-cell>
          <table:table-cell office:value-type="float" office:value="6853856" table:style-name="ce31">
            <text:p>6.853.856</text:p>
          </table:table-cell>
          <table:table-cell office:value-type="percentage" office:value="0.91973684828518609" table:style-name="ce32">
            <text:p>92,0%</text:p>
          </table:table-cell>
          <table:table-cell office:value-type="date" office:date-value="2022-01-02T00:00:00" table:style-name="ce33">
            <text:p>0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5667" table:style-name="ce31">
            <text:p>1.085.667</text:p>
          </table:table-cell>
          <table:table-cell office:value-type="percentage" office:value="0.91607109407037512" table:style-name="ce32">
            <text:p>91,6%</text:p>
          </table:table-cell>
          <table:table-cell office:value-type="float" office:value="1066127" table:style-name="ce31">
            <text:p>1.066.127</text:p>
          </table:table-cell>
          <table:table-cell office:value-type="percentage" office:value="0.89958350701270906" table:style-name="ce32">
            <text:p>90,0%</text:p>
          </table:table-cell>
          <table:table-cell office:value-type="date" office:date-value="2022-01-02T00:00:00" table:style-name="ce33">
            <text:p>0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9834" table:style-name="ce31">
            <text:p>879.834</text:p>
          </table:table-cell>
          <table:table-cell office:value-type="percentage" office:value="0.94208005550755036" table:style-name="ce32">
            <text:p>94,2%</text:p>
          </table:table-cell>
          <table:table-cell office:value-type="float" office:value="870181" table:style-name="ce31">
            <text:p>870.181</text:p>
          </table:table-cell>
          <table:table-cell office:value-type="percentage" office:value="0.93174412989452071" table:style-name="ce32">
            <text:p>93,2%</text:p>
          </table:table-cell>
          <table:table-cell office:value-type="date" office:date-value="2022-01-02T00:00:00" table:style-name="ce33">
            <text:p>0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86326" table:style-name="ce31">
            <text:p>886.326</text:p>
          </table:table-cell>
          <table:table-cell office:value-type="percentage" office:value="0.85646368084014657" table:style-name="ce32">
            <text:p>85,6%</text:p>
          </table:table-cell>
          <table:table-cell office:value-type="float" office:value="866963" table:style-name="ce31">
            <text:p>866.963</text:p>
          </table:table-cell>
          <table:table-cell office:value-type="percentage" office:value="0.83775306392029125" table:style-name="ce32">
            <text:p>83,8%</text:p>
          </table:table-cell>
          <table:table-cell office:value-type="date" office:date-value="2022-01-02T00:00:00" table:style-name="ce33">
            <text:p>0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16019" table:style-name="ce31">
            <text:p>1.716.019</text:p>
          </table:table-cell>
          <table:table-cell office:value-type="percentage" office:value="0.87517429341678332" table:style-name="ce32">
            <text:p>87,5%</text:p>
          </table:table-cell>
          <table:table-cell office:value-type="float" office:value="1663983" table:style-name="ce31">
            <text:p>1.663.983</text:p>
          </table:table-cell>
          <table:table-cell office:value-type="percentage" office:value="0.84863579382427556" table:style-name="ce32">
            <text:p>84,9%</text:p>
          </table:table-cell>
          <table:table-cell office:value-type="date" office:date-value="2022-01-02T00:00:00" table:style-name="ce33">
            <text:p>0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90776" table:style-name="ce31">
            <text:p>490.776</text:p>
          </table:table-cell>
          <table:table-cell office:value-type="percentage" office:value="0.93636847557939207" table:style-name="ce32">
            <text:p>93,6%</text:p>
          </table:table-cell>
          <table:table-cell office:value-type="float" office:value="484336" table:style-name="ce31">
            <text:p>484.336</text:p>
          </table:table-cell>
          <table:table-cell office:value-type="percentage" office:value="0.92408137722345918" table:style-name="ce32">
            <text:p>92,4%</text:p>
          </table:table-cell>
          <table:table-cell office:value-type="date" office:date-value="2022-01-02T00:00:00" table:style-name="ce33">
            <text:p>0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33152" table:style-name="ce31">
            <text:p>2.033.152</text:p>
          </table:table-cell>
          <table:table-cell office:value-type="percentage" office:value="0.9342443181008826" table:style-name="ce32">
            <text:p>93,4%</text:p>
          </table:table-cell>
          <table:table-cell office:value-type="float" office:value="1994263" table:style-name="ce31">
            <text:p>1.994.263</text:p>
          </table:table-cell>
          <table:table-cell office:value-type="percentage" office:value="0.91637461269438802" table:style-name="ce32">
            <text:p>91,6%</text:p>
          </table:table-cell>
          <table:table-cell office:value-type="date" office:date-value="2021-12-31T00:00:00" table:style-name="ce33">
            <text:p>3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48958" table:style-name="ce31">
            <text:p>1.648.958</text:p>
          </table:table-cell>
          <table:table-cell office:value-type="percentage" office:value="0.91163897955753703" table:style-name="ce32">
            <text:p>91,2%</text:p>
          </table:table-cell>
          <table:table-cell office:value-type="float" office:value="1588009" table:style-name="ce31">
            <text:p>1.588.009</text:p>
          </table:table-cell>
          <table:table-cell office:value-type="percentage" office:value="0.87794286106024821" table:style-name="ce32">
            <text:p>87,8%</text:p>
          </table:table-cell>
          <table:table-cell office:value-type="date" office:date-value="2022-01-02T00:00:00" table:style-name="ce33">
            <text:p>0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76021" table:style-name="ce31">
            <text:p>6.176.021</text:p>
          </table:table-cell>
          <table:table-cell office:value-type="percentage" office:value="0.89919878981299761" table:style-name="ce32">
            <text:p>89,9%</text:p>
          </table:table-cell>
          <table:table-cell office:value-type="float" office:value="6008529" table:style-name="ce31">
            <text:p>6.008.529</text:p>
          </table:table-cell>
          <table:table-cell office:value-type="percentage" office:value="0.87481276461921043" table:style-name="ce32">
            <text:p>87,5%</text:p>
          </table:table-cell>
          <table:table-cell office:value-type="date" office:date-value="2022-01-02T00:00:00" table:style-name="ce33">
            <text:p>0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44852" table:style-name="ce31">
            <text:p>4.144.852</text:p>
          </table:table-cell>
          <table:table-cell office:value-type="percentage" office:value="0.92344655481981675" table:style-name="ce32">
            <text:p>92,3%</text:p>
          </table:table-cell>
          <table:table-cell office:value-type="float" office:value="4072162" table:style-name="ce31">
            <text:p>4.072.162</text:p>
          </table:table-cell>
          <table:table-cell office:value-type="percentage" office:value="0.90725168704894044" table:style-name="ce32">
            <text:p>90,7%</text:p>
          </table:table-cell>
          <table:table-cell office:value-type="date" office:date-value="2022-01-02T00:00:00" table:style-name="ce33">
            <text:p>0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5964" table:style-name="ce31">
            <text:p>905.964</text:p>
          </table:table-cell>
          <table:table-cell office:value-type="percentage" office:value="0.95020856123687247" table:style-name="ce32">
            <text:p>95,0%</text:p>
          </table:table-cell>
          <table:table-cell office:value-type="float" office:value="892457" table:style-name="ce31">
            <text:p>892.457</text:p>
          </table:table-cell>
          <table:table-cell office:value-type="percentage" office:value="0.93604191991709995" table:style-name="ce32">
            <text:p>93,6%</text:p>
          </table:table-cell>
          <table:table-cell office:value-type="date" office:date-value="2022-01-02T00:00:00" table:style-name="ce33">
            <text:p>0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32588" table:style-name="ce31">
            <text:p>2.332.588</text:p>
          </table:table-cell>
          <table:table-cell office:value-type="percentage" office:value="0.95033238989495605" table:style-name="ce32">
            <text:p>95,0%</text:p>
          </table:table-cell>
          <table:table-cell office:value-type="float" office:value="2310848" table:style-name="ce31">
            <text:p>2.310.848</text:p>
          </table:table-cell>
          <table:table-cell office:value-type="percentage" office:value="0.94147517800999558" table:style-name="ce32">
            <text:p>94,1%</text:p>
          </table:table-cell>
          <table:table-cell office:value-type="date" office:date-value="2022-01-01T00:00:00" table:style-name="ce33">
            <text:p>01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4642" table:style-name="ce31">
            <text:p>264.642</text:p>
          </table:table-cell>
          <table:table-cell office:value-type="percentage" office:value="0.93193647216255238" table:style-name="ce32">
            <text:p>93,2%</text:p>
          </table:table-cell>
          <table:table-cell office:value-type="float" office:value="259101" table:style-name="ce31">
            <text:p>259.101</text:p>
          </table:table-cell>
          <table:table-cell office:value-type="percentage" office:value="0.9124238475895341" table:style-name="ce32">
            <text:p>91,2%</text:p>
          </table:table-cell>
          <table:table-cell office:value-type="date" office:date-value="2021-12-31T00:00:00" table:style-name="ce33">
            <text:p>3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68486" table:style-name="ce31">
            <text:p>5.468.486</text:p>
          </table:table-cell>
          <table:table-cell office:value-type="percentage" office:value="0.91477812496183886" table:style-name="ce32">
            <text:p>91,5%</text:p>
          </table:table-cell>
          <table:table-cell office:value-type="float" office:value="5337397" table:style-name="ce31">
            <text:p>5.337.397</text:p>
          </table:table-cell>
          <table:table-cell office:value-type="percentage" office:value="0.89284932243347492" table:style-name="ce32">
            <text:p>89,3%</text:p>
          </table:table-cell>
          <table:table-cell office:value-type="date" office:date-value="2022-01-02T00:00:00" table:style-name="ce33">
            <text:p>02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21726" table:style-name="ce31">
            <text:p>1.221.726</text:p>
          </table:table-cell>
          <table:table-cell office:value-type="percentage" office:value="0.93251774432750167" table:style-name="ce32">
            <text:p>93,3%</text:p>
          </table:table-cell>
          <table:table-cell office:value-type="float" office:value="1189424" table:style-name="ce31">
            <text:p>1.189.424</text:p>
          </table:table-cell>
          <table:table-cell office:value-type="percentage" office:value="0.90786230752967056" table:style-name="ce32">
            <text:p>90,8%</text:p>
          </table:table-cell>
          <table:table-cell office:value-type="date" office:date-value="2021-12-31T00:00:00" table:style-name="ce33">
            <text:p>31/12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6223" table:style-name="ce31">
            <text:p>536.223</text:p>
          </table:table-cell>
          <table:table-cell office:value-type="percentage" office:value="0.9223691588945806" table:style-name="ce32">
            <text:p>92,2%</text:p>
          </table:table-cell>
          <table:table-cell office:value-type="float" office:value="529617" table:style-name="ce31">
            <text:p>529.617</text:p>
          </table:table-cell>
          <table:table-cell office:value-type="percentage" office:value="0.91100603074890685" table:style-name="ce32">
            <text:p>91,1%</text:p>
          </table:table-cell>
          <table:table-cell office:value-type="date" office:date-value="2022-01-02T00:00:00" table:style-name="ce33">
            <text:p>02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46608" table:style-name="ce31">
            <text:p>1.846.608</text:p>
          </table:table-cell>
          <table:table-cell office:value-type="percentage" office:value="0.93077674106564556" table:style-name="ce32">
            <text:p>93,1%</text:p>
          </table:table-cell>
          <table:table-cell office:value-type="float" office:value="1810300" table:style-name="ce31">
            <text:p>1.810.300</text:p>
          </table:table-cell>
          <table:table-cell office:value-type="percentage" office:value="0.91247581205710038" table:style-name="ce32">
            <text:p>91,2%</text:p>
          </table:table-cell>
          <table:table-cell office:value-type="date" office:date-value="2022-01-02T00:00:00" table:style-name="ce33">
            <text:p>02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4018" table:style-name="ce31">
            <text:p>64.018</text:p>
          </table:table-cell>
          <table:table-cell office:value-type="percentage" office:value="0.90210667230324804" table:style-name="ce32">
            <text:p>90,2%</text:p>
          </table:table-cell>
          <table:table-cell office:value-type="float" office:value="61279" table:style-name="ce31">
            <text:p>61.279</text:p>
          </table:table-cell>
          <table:table-cell office:value-type="percentage" office:value="0.86351018107517785" table:style-name="ce32">
            <text:p>86,4%</text:p>
          </table:table-cell>
          <table:table-cell office:value-type="date" office:date-value="2022-01-02T00:00:00" table:style-name="ce33">
            <text:p>02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1122" table:style-name="ce31">
            <text:p>61.122</text:p>
          </table:table-cell>
          <table:table-cell office:value-type="percentage" office:value="0.86175927361935512" table:style-name="ce32">
            <text:p>86,2%</text:p>
          </table:table-cell>
          <table:table-cell office:value-type="float" office:value="58654" table:style-name="ce31">
            <text:p>58.654</text:p>
          </table:table-cell>
          <table:table-cell office:value-type="percentage" office:value="0.82696293372058594" table:style-name="ce32">
            <text:p>82,7%</text:p>
          </table:table-cell>
          <table:table-cell office:value-type="date" office:date-value="2021-12-30T00:00:00" table:style-name="ce33">
            <text:p>30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315" table:style-name="ce31">
            <text:p>95.315</text:p>
          </table:table-cell>
          <table:table-cell office:value-type="string" table:style-name="ce32">
            <text:p>-</text:p>
          </table:table-cell>
          <table:table-cell office:value-type="float" office:value="92023" table:style-name="ce31">
            <text:p>92.023</text:p>
          </table:table-cell>
          <table:table-cell office:value-type="string" table:style-name="ce32">
            <text:p>-</text:p>
          </table:table-cell>
          <table:table-cell office:value-type="date" office:date-value="2021-12-30T00:00:00" table:style-name="ce33">
            <text:p>30/12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836" table:style-name="ce31">
            <text:p>7.836</text:p>
          </table:table-cell>
          <table:table-cell office:value-type="string" table:style-name="ce32">
            <text:p>-</text:p>
          </table:table-cell>
          <table:table-cell office:value-type="float" office:value="7370" table:style-name="ce31">
            <text:p>7.370</text:p>
          </table:table-cell>
          <table:table-cell office:value-type="string" table:style-name="ce32">
            <text:p>-</text:p>
          </table:table-cell>
          <table:table-cell office:value-type="date" office:date-value="2022-01-02T00:00:00" table:style-name="ce33">
            <text:p>02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843048" table:style-name="ce34">
            <text:p>38.843.048</text:p>
          </table:table-cell>
          <table:table-cell office:value-type="percentage" office:value="0.92220340791048361" table:style-name="ce24">
            <text:p>92,2%</text:p>
          </table:table-cell>
          <table:table-cell office:value-type="float" office:value="38016879" table:style-name="ce34">
            <text:p>38.016.879</text:p>
          </table:table-cell>
          <table:table-cell office:value-type="percentage" office:value="0.90258867872368043" table:style-name="ce24">
            <text:p>90,3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912" table:style-name="ce43">
            <text:p>434.912</text:p>
          </table:table-cell>
          <table:table-cell office:value-type="percentage" office:value="1" table:style-name="ce44">
            <text:p>100,0%</text:p>
          </table:table-cell>
          <table:table-cell office:value-type="float" office:value="655664" table:style-name="ce43">
            <text:p>655.664</text:p>
          </table:table-cell>
          <table:table-cell office:value-type="percentage" office:value="1" table:style-name="ce44">
            <text:p>100,0%</text:p>
          </table:table-cell>
          <table:table-cell office:value-type="float" office:value="935210" table:style-name="ce43">
            <text:p>935.210</text:p>
          </table:table-cell>
          <table:table-cell office:value-type="percentage" office:value="1" table:style-name="ce44">
            <text:p>100,0%</text:p>
          </table:table-cell>
          <table:table-cell office:value-type="float" office:value="1225307" table:style-name="ce43">
            <text:p>1.225.307</text:p>
          </table:table-cell>
          <table:table-cell office:value-type="percentage" office:value="0.96860605476114625" table:style-name="ce44">
            <text:p>96,9%</text:p>
          </table:table-cell>
          <table:table-cell office:value-type="float" office:value="1269484" table:style-name="ce43">
            <text:p>1.269.484</text:p>
          </table:table-cell>
          <table:table-cell office:value-type="percentage" office:value="0.9165195066976437" table:style-name="ce44">
            <text:p>91,7%</text:p>
          </table:table-cell>
          <table:table-cell office:value-type="float" office:value="956835" table:style-name="ce43">
            <text:p>956.835</text:p>
          </table:table-cell>
          <table:table-cell office:value-type="percentage" office:value="0.83916921077303708" table:style-name="ce44">
            <text:p>83,9%</text:p>
          </table:table-cell>
          <table:table-cell office:value-type="float" office:value="799294" table:style-name="ce43">
            <text:p>799.294</text:p>
          </table:table-cell>
          <table:table-cell office:value-type="percentage" office:value="0.86068493504703492" table:style-name="ce44">
            <text:p>86,1%</text:p>
          </table:table-cell>
          <table:table-cell office:value-type="float" office:value="700209" table:style-name="ce43">
            <text:p>700.209</text:p>
          </table:table-cell>
          <table:table-cell office:value-type="percentage" office:value="0.93000729173722652" table:style-name="ce44">
            <text:p>93,0%</text:p>
          </table:table-cell>
          <table:table-cell office:value-type="float" office:value="6976915" table:style-name="ce43">
            <text:p>6.976.915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625045709358923" table:style-name="ce44">
            <text:p>93,6%</text:p>
          </table:table-cell>
          <table:table-cell office:value-type="percentage" office:value="0.82426467712874529" table:style-name="ce44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69" table:style-name="ce46">
            <text:p>101.569</text:p>
          </table:table-cell>
          <table:table-cell office:value-type="percentage" office:value="1" table:style-name="ce47">
            <text:p>100,0%</text:p>
          </table:table-cell>
          <table:table-cell office:value-type="float" office:value="119674" table:style-name="ce46">
            <text:p>119.674</text:p>
          </table:table-cell>
          <table:table-cell office:value-type="percentage" office:value="1" table:style-name="ce47">
            <text:p>100,0%</text:p>
          </table:table-cell>
          <table:table-cell office:value-type="float" office:value="155569" table:style-name="ce46">
            <text:p>155.569</text:p>
          </table:table-cell>
          <table:table-cell office:value-type="percentage" office:value="0.99489662140988833" table:style-name="ce47">
            <text:p>99,5%</text:p>
          </table:table-cell>
          <table:table-cell office:value-type="float" office:value="187686" table:style-name="ce46">
            <text:p>187.686</text:p>
          </table:table-cell>
          <table:table-cell office:value-type="percentage" office:value="0.94663734578798175" table:style-name="ce47">
            <text:p>94,7%</text:p>
          </table:table-cell>
          <table:table-cell office:value-type="float" office:value="190941" table:style-name="ce46">
            <text:p>190.941</text:p>
          </table:table-cell>
          <table:table-cell office:value-type="percentage" office:value="0.88833318600745315" table:style-name="ce47">
            <text:p>88,8%</text:p>
          </table:table-cell>
          <table:table-cell office:value-type="float" office:value="130039" table:style-name="ce46">
            <text:p>130.039</text:p>
          </table:table-cell>
          <table:table-cell office:value-type="percentage" office:value="0.79154036253849991" table:style-name="ce47">
            <text:p>79,2%</text:p>
          </table:table-cell>
          <table:table-cell office:value-type="float" office:value="108641" table:style-name="ce46">
            <text:p>108.641</text:p>
          </table:table-cell>
          <table:table-cell office:value-type="percentage" office:value="0.83313011403286785" table:style-name="ce47">
            <text:p>83,3%</text:p>
          </table:table-cell>
          <table:table-cell office:value-type="float" office:value="91548" table:style-name="ce46">
            <text:p>91.548</text:p>
          </table:table-cell>
          <table:table-cell office:value-type="percentage" office:value="0.88787593711509183" table:style-name="ce47">
            <text:p>88,8%</text:p>
          </table:table-cell>
          <table:table-cell office:value-type="float" office:value="1085667" table:style-name="ce46">
            <text:p>1.085.66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607109407037512" table:style-name="ce47">
            <text:p>91,6%</text:p>
          </table:table-cell>
          <table:table-cell office:value-type="percentage" office:value="0.81666492401407864" table:style-name="ce47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29" table:style-name="ce46">
            <text:p>89.129</text:p>
          </table:table-cell>
          <table:table-cell office:value-type="percentage" office:value="1" table:style-name="ce47">
            <text:p>100,0%</text:p>
          </table:table-cell>
          <table:table-cell office:value-type="float" office:value="114597" table:style-name="ce46">
            <text:p>114.597</text:p>
          </table:table-cell>
          <table:table-cell office:value-type="percentage" office:value="1" table:style-name="ce47">
            <text:p>100,0%</text:p>
          </table:table-cell>
          <table:table-cell office:value-type="float" office:value="148780" table:style-name="ce46">
            <text:p>148.780</text:p>
          </table:table-cell>
          <table:table-cell office:value-type="percentage" office:value="0.99417314837088711" table:style-name="ce47">
            <text:p>99,4%</text:p>
          </table:table-cell>
          <table:table-cell office:value-type="float" office:value="153918" table:style-name="ce46">
            <text:p>153.918</text:p>
          </table:table-cell>
          <table:table-cell office:value-type="percentage" office:value="0.94634326293461224" table:style-name="ce47">
            <text:p>94,6%</text:p>
          </table:table-cell>
          <table:table-cell office:value-type="float" office:value="151781" table:style-name="ce46">
            <text:p>151.781</text:p>
          </table:table-cell>
          <table:table-cell office:value-type="percentage" office:value="0.90890636134448755" table:style-name="ce47">
            <text:p>90,9%</text:p>
          </table:table-cell>
          <table:table-cell office:value-type="float" office:value="92300" table:style-name="ce46">
            <text:p>92.300</text:p>
          </table:table-cell>
          <table:table-cell office:value-type="percentage" office:value="0.8064586591641838" table:style-name="ce47">
            <text:p>80,6%</text:p>
          </table:table-cell>
          <table:table-cell office:value-type="float" office:value="67963" table:style-name="ce46">
            <text:p>67.963</text:p>
          </table:table-cell>
          <table:table-cell office:value-type="percentage" office:value="0.85908407174729173" table:style-name="ce47">
            <text:p>85,9%</text:p>
          </table:table-cell>
          <table:table-cell office:value-type="float" office:value="61366" table:style-name="ce46">
            <text:p>61.366</text:p>
          </table:table-cell>
          <table:table-cell office:value-type="percentage" office:value="0.95884374999999999" table:style-name="ce47">
            <text:p>95,9%</text:p>
          </table:table-cell>
          <table:table-cell office:value-type="float" office:value="879834" table:style-name="ce46">
            <text:p>879.834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4208005550755036" table:style-name="ce47">
            <text:p>94,2%</text:p>
          </table:table-cell>
          <table:table-cell office:value-type="percentage" office:value="0.86361191381097469" table:style-name="ce47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54" table:style-name="ce46">
            <text:p>51.754</text:p>
          </table:table-cell>
          <table:table-cell office:value-type="percentage" office:value="1" table:style-name="ce47">
            <text:p>100,0%</text:p>
          </table:table-cell>
          <table:table-cell office:value-type="float" office:value="79763" table:style-name="ce46">
            <text:p>79.763</text:p>
          </table:table-cell>
          <table:table-cell office:value-type="percentage" office:value="0.99064782155099607" table:style-name="ce47">
            <text:p>99,1%</text:p>
          </table:table-cell>
          <table:table-cell office:value-type="float" office:value="111772" table:style-name="ce46">
            <text:p>111.772</text:p>
          </table:table-cell>
          <table:table-cell office:value-type="percentage" office:value="0.9534338186998319" table:style-name="ce47">
            <text:p>95,3%</text:p>
          </table:table-cell>
          <table:table-cell office:value-type="float" office:value="152885" table:style-name="ce46">
            <text:p>152.885</text:p>
          </table:table-cell>
          <table:table-cell office:value-type="percentage" office:value="0.92212163066882991" table:style-name="ce47">
            <text:p>92,2%</text:p>
          </table:table-cell>
          <table:table-cell office:value-type="float" office:value="172637" table:style-name="ce46">
            <text:p>172.637</text:p>
          </table:table-cell>
          <table:table-cell office:value-type="percentage" office:value="0.83734454727121044" table:style-name="ce47">
            <text:p>83,7%</text:p>
          </table:table-cell>
          <table:table-cell office:value-type="float" office:value="133803" table:style-name="ce46">
            <text:p>133.803</text:p>
          </table:table-cell>
          <table:table-cell office:value-type="percentage" office:value="0.73442671540779525" table:style-name="ce47">
            <text:p>73,4%</text:p>
          </table:table-cell>
          <table:table-cell office:value-type="float" office:value="103437" table:style-name="ce46">
            <text:p>103.437</text:p>
          </table:table-cell>
          <table:table-cell office:value-type="percentage" office:value="0.74985863623841909" table:style-name="ce47">
            <text:p>75,0%</text:p>
          </table:table-cell>
          <table:table-cell office:value-type="float" office:value="80275" table:style-name="ce46">
            <text:p>80.275</text:p>
          </table:table-cell>
          <table:table-cell office:value-type="percentage" office:value="0.84075198994553835" table:style-name="ce47">
            <text:p>84,1%</text:p>
          </table:table-cell>
          <table:table-cell office:value-type="float" office:value="886326" table:style-name="ce46">
            <text:p>886.326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5646368084014657" table:style-name="ce47">
            <text:p>85,6%</text:p>
          </table:table-cell>
          <table:table-cell office:value-type="percentage" office:value="0.75654585448421441" table:style-name="ce47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253" table:style-name="ce46">
            <text:p>94.253</text:p>
          </table:table-cell>
          <table:table-cell office:value-type="percentage" office:value="1" table:style-name="ce47">
            <text:p>100,0%</text:p>
          </table:table-cell>
          <table:table-cell office:value-type="float" office:value="154856" table:style-name="ce46">
            <text:p>154.856</text:p>
          </table:table-cell>
          <table:table-cell office:value-type="percentage" office:value="1" table:style-name="ce47">
            <text:p>100,0%</text:p>
          </table:table-cell>
          <table:table-cell office:value-type="float" office:value="227841" table:style-name="ce46">
            <text:p>227.841</text:p>
          </table:table-cell>
          <table:table-cell office:value-type="percentage" office:value="0.96915675565310599" table:style-name="ce47">
            <text:p>96,9%</text:p>
          </table:table-cell>
          <table:table-cell office:value-type="float" office:value="323854" table:style-name="ce46">
            <text:p>323.854</text:p>
          </table:table-cell>
          <table:table-cell office:value-type="percentage" office:value="0.92394554252065553" table:style-name="ce47">
            <text:p>92,4%</text:p>
          </table:table-cell>
          <table:table-cell office:value-type="float" office:value="322375" table:style-name="ce46">
            <text:p>322.375</text:p>
          </table:table-cell>
          <table:table-cell office:value-type="percentage" office:value="0.83102618038584875" table:style-name="ce47">
            <text:p>83,1%</text:p>
          </table:table-cell>
          <table:table-cell office:value-type="float" office:value="235770" table:style-name="ce46">
            <text:p>235.770</text:p>
          </table:table-cell>
          <table:table-cell office:value-type="percentage" office:value="0.7582638116127538" table:style-name="ce47">
            <text:p>75,8%</text:p>
          </table:table-cell>
          <table:table-cell office:value-type="float" office:value="195535" table:style-name="ce46">
            <text:p>195.535</text:p>
          </table:table-cell>
          <table:table-cell office:value-type="percentage" office:value="0.7767092489314712" table:style-name="ce47">
            <text:p>77,7%</text:p>
          </table:table-cell>
          <table:table-cell office:value-type="float" office:value="161535" table:style-name="ce46">
            <text:p>161.535</text:p>
          </table:table-cell>
          <table:table-cell office:value-type="percentage" office:value="0.898429895938197" table:style-name="ce47">
            <text:p>89,8%</text:p>
          </table:table-cell>
          <table:table-cell office:value-type="float" office:value="1716019" table:style-name="ce46">
            <text:p>1.716.019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517429341678332" table:style-name="ce47">
            <text:p>87,5%</text:p>
          </table:table-cell>
          <table:table-cell office:value-type="percentage" office:value="0.78862906902358143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21" table:style-name="ce46">
            <text:p>42.521</text:p>
          </table:table-cell>
          <table:table-cell office:value-type="percentage" office:value="1" table:style-name="ce47">
            <text:p>100,0%</text:p>
          </table:table-cell>
          <table:table-cell office:value-type="float" office:value="56145" table:style-name="ce46">
            <text:p>56.145</text:p>
          </table:table-cell>
          <table:table-cell office:value-type="percentage" office:value="1" table:style-name="ce47">
            <text:p>100,0%</text:p>
          </table:table-cell>
          <table:table-cell office:value-type="float" office:value="77117" table:style-name="ce46">
            <text:p>77.117</text:p>
          </table:table-cell>
          <table:table-cell office:value-type="percentage" office:value="0.99705216885383674" table:style-name="ce47">
            <text:p>99,7%</text:p>
          </table:table-cell>
          <table:table-cell office:value-type="float" office:value="84944" table:style-name="ce46">
            <text:p>84.944</text:p>
          </table:table-cell>
          <table:table-cell office:value-type="percentage" office:value="0.94419990218309546" table:style-name="ce47">
            <text:p>94,4%</text:p>
          </table:table-cell>
          <table:table-cell office:value-type="float" office:value="89097" table:style-name="ce46">
            <text:p>89.097</text:p>
          </table:table-cell>
          <table:table-cell office:value-type="percentage" office:value="0.91130112816946063" table:style-name="ce47">
            <text:p>91,1%</text:p>
          </table:table-cell>
          <table:table-cell office:value-type="float" office:value="56290" table:style-name="ce46">
            <text:p>56.290</text:p>
          </table:table-cell>
          <table:table-cell office:value-type="percentage" office:value="0.79874561888950379" table:style-name="ce47">
            <text:p>79,9%</text:p>
          </table:table-cell>
          <table:table-cell office:value-type="float" office:value="42928" table:style-name="ce46">
            <text:p>42.928</text:p>
          </table:table-cell>
          <table:table-cell office:value-type="percentage" office:value="0.84997524997524998" table:style-name="ce47">
            <text:p>85,0%</text:p>
          </table:table-cell>
          <table:table-cell office:value-type="float" office:value="41734" table:style-name="ce46">
            <text:p>41.734</text:p>
          </table:table-cell>
          <table:table-cell office:value-type="percentage" office:value="0.94929827354821095" table:style-name="ce47">
            <text:p>94,9%</text:p>
          </table:table-cell>
          <table:table-cell office:value-type="float" office:value="490776" table:style-name="ce46">
            <text:p>490.776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636847557939207" table:style-name="ce47">
            <text:p>93,6%</text:p>
          </table:table-cell>
          <table:table-cell office:value-type="percentage" office:value="0.84194851648210256" table:style-name="ce47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02" table:style-name="ce46">
            <text:p>229.902</text:p>
          </table:table-cell>
          <table:table-cell office:value-type="percentage" office:value="1" table:style-name="ce47">
            <text:p>100,0%</text:p>
          </table:table-cell>
          <table:table-cell office:value-type="float" office:value="252170" table:style-name="ce46">
            <text:p>252.170</text:p>
          </table:table-cell>
          <table:table-cell office:value-type="percentage" office:value="1" table:style-name="ce47">
            <text:p>100,0%</text:p>
          </table:table-cell>
          <table:table-cell office:value-type="float" office:value="324076" table:style-name="ce46">
            <text:p>324.076</text:p>
          </table:table-cell>
          <table:table-cell office:value-type="percentage" office:value="1" table:style-name="ce47">
            <text:p>100,0%</text:p>
          </table:table-cell>
          <table:table-cell office:value-type="float" office:value="355975" table:style-name="ce46">
            <text:p>355.975</text:p>
          </table:table-cell>
          <table:table-cell office:value-type="percentage" office:value="0.93388863382960585" table:style-name="ce47">
            <text:p>93,4%</text:p>
          </table:table-cell>
          <table:table-cell office:value-type="float" office:value="324212" table:style-name="ce46">
            <text:p>324.212</text:p>
          </table:table-cell>
          <table:table-cell office:value-type="percentage" office:value="0.89239619603363562" table:style-name="ce47">
            <text:p>89,2%</text:p>
          </table:table-cell>
          <table:table-cell office:value-type="float" office:value="217082" table:style-name="ce46">
            <text:p>217.082</text:p>
          </table:table-cell>
          <table:table-cell office:value-type="percentage" office:value="0.81066385842267807" table:style-name="ce47">
            <text:p>81,1%</text:p>
          </table:table-cell>
          <table:table-cell office:value-type="float" office:value="178826" table:style-name="ce46">
            <text:p>178.826</text:p>
          </table:table-cell>
          <table:table-cell office:value-type="percentage" office:value="0.84749248836525981" table:style-name="ce47">
            <text:p>84,7%</text:p>
          </table:table-cell>
          <table:table-cell office:value-type="float" office:value="150909" table:style-name="ce46">
            <text:p>150.909</text:p>
          </table:table-cell>
          <table:table-cell office:value-type="percentage" office:value="0.91270820481184456" table:style-name="ce47">
            <text:p>91,3%</text:p>
          </table:table-cell>
          <table:table-cell office:value-type="float" office:value="2033152" table:style-name="ce46">
            <text:p>2.033.152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42443181008826" table:style-name="ce47">
            <text:p>93,4%</text:p>
          </table:table-cell>
          <table:table-cell office:value-type="percentage" office:value="0.84894430623511952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282" table:style-name="ce46">
            <text:p>139.282</text:p>
          </table:table-cell>
          <table:table-cell office:value-type="percentage" office:value="1" table:style-name="ce47">
            <text:p>100,0%</text:p>
          </table:table-cell>
          <table:table-cell office:value-type="float" office:value="159709" table:style-name="ce46">
            <text:p>159.709</text:p>
          </table:table-cell>
          <table:table-cell office:value-type="percentage" office:value="1" table:style-name="ce47">
            <text:p>100,0%</text:p>
          </table:table-cell>
          <table:table-cell office:value-type="float" office:value="225476" table:style-name="ce46">
            <text:p>225.476</text:p>
          </table:table-cell>
          <table:table-cell office:value-type="percentage" office:value="1" table:style-name="ce47">
            <text:p>100,0%</text:p>
          </table:table-cell>
          <table:table-cell office:value-type="float" office:value="289208" table:style-name="ce46">
            <text:p>289.208</text:p>
          </table:table-cell>
          <table:table-cell office:value-type="percentage" office:value="0.94058111474642092" table:style-name="ce47">
            <text:p>94,1%</text:p>
          </table:table-cell>
          <table:table-cell office:value-type="float" office:value="290672" table:style-name="ce46">
            <text:p>290.672</text:p>
          </table:table-cell>
          <table:table-cell office:value-type="percentage" office:value="0.87921235311020707" table:style-name="ce47">
            <text:p>87,9%</text:p>
          </table:table-cell>
          <table:table-cell office:value-type="float" office:value="210295" table:style-name="ce46">
            <text:p>210.295</text:p>
          </table:table-cell>
          <table:table-cell office:value-type="percentage" office:value="0.79087705574631162" table:style-name="ce47">
            <text:p>79,1%</text:p>
          </table:table-cell>
          <table:table-cell office:value-type="float" office:value="178431" table:style-name="ce46">
            <text:p>178.431</text:p>
          </table:table-cell>
          <table:table-cell office:value-type="percentage" office:value="0.81815680754187514" table:style-name="ce47">
            <text:p>81,8%</text:p>
          </table:table-cell>
          <table:table-cell office:value-type="float" office:value="155885" table:style-name="ce46">
            <text:p>155.885</text:p>
          </table:table-cell>
          <table:table-cell office:value-type="percentage" office:value="0.89603499413698751" table:style-name="ce47">
            <text:p>89,6%</text:p>
          </table:table-cell>
          <table:table-cell office:value-type="float" office:value="1648958" table:style-name="ce46">
            <text:p>1.648.958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1163897955753703" table:style-name="ce47">
            <text:p>91,2%</text:p>
          </table:table-cell>
          <table:table-cell office:value-type="percentage" office:value="0.80624930019787588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510" table:style-name="ce46">
            <text:p>460.510</text:p>
          </table:table-cell>
          <table:table-cell office:value-type="percentage" office:value="1" table:style-name="ce47">
            <text:p>100,0%</text:p>
          </table:table-cell>
          <table:table-cell office:value-type="float" office:value="621195" table:style-name="ce46">
            <text:p>621.195</text:p>
          </table:table-cell>
          <table:table-cell office:value-type="percentage" office:value="0.97781020381179051" table:style-name="ce47">
            <text:p>97,8%</text:p>
          </table:table-cell>
          <table:table-cell office:value-type="float" office:value="807855" table:style-name="ce46">
            <text:p>807.855</text:p>
          </table:table-cell>
          <table:table-cell office:value-type="percentage" office:value="0.96450624653766071" table:style-name="ce47">
            <text:p>96,5%</text:p>
          </table:table-cell>
          <table:table-cell office:value-type="float" office:value="1040883" table:style-name="ce46">
            <text:p>1.040.883</text:p>
          </table:table-cell>
          <table:table-cell office:value-type="percentage" office:value="0.95338163366245943" table:style-name="ce47">
            <text:p>95,3%</text:p>
          </table:table-cell>
          <table:table-cell office:value-type="float" office:value="1159255" table:style-name="ce46">
            <text:p>1.159.255</text:p>
          </table:table-cell>
          <table:table-cell office:value-type="percentage" office:value="0.8803877714533076" table:style-name="ce47">
            <text:p>88,0%</text:p>
          </table:table-cell>
          <table:table-cell office:value-type="float" office:value="822482" table:style-name="ce46">
            <text:p>822.482</text:p>
          </table:table-cell>
          <table:table-cell office:value-type="percentage" office:value="0.78732630579369967" table:style-name="ce47">
            <text:p>78,7%</text:p>
          </table:table-cell>
          <table:table-cell office:value-type="float" office:value="688449" table:style-name="ce46">
            <text:p>688.449</text:p>
          </table:table-cell>
          <table:table-cell office:value-type="percentage" office:value="0.82062257505051051" table:style-name="ce47">
            <text:p>82,1%</text:p>
          </table:table-cell>
          <table:table-cell office:value-type="float" office:value="575392" table:style-name="ce46">
            <text:p>575.392</text:p>
          </table:table-cell>
          <table:table-cell office:value-type="percentage" office:value="0.87690005273055904" table:style-name="ce47">
            <text:p>87,7%</text:p>
          </table:table-cell>
          <table:table-cell office:value-type="float" office:value="6176021" table:style-name="ce46">
            <text:p>6.176.021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9919878981299761" table:style-name="ce47">
            <text:p>89,9%</text:p>
          </table:table-cell>
          <table:table-cell office:value-type="percentage" office:value="0.79378416161781296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731" table:style-name="ce46">
            <text:p>297.731</text:p>
          </table:table-cell>
          <table:table-cell office:value-type="percentage" office:value="1" table:style-name="ce47">
            <text:p>100,0%</text:p>
          </table:table-cell>
          <table:table-cell office:value-type="float" office:value="435740" table:style-name="ce46">
            <text:p>435.740</text:p>
          </table:table-cell>
          <table:table-cell office:value-type="percentage" office:value="0.99515372423274917" table:style-name="ce47">
            <text:p>99,5%</text:p>
          </table:table-cell>
          <table:table-cell office:value-type="float" office:value="573450" table:style-name="ce46">
            <text:p>573.450</text:p>
          </table:table-cell>
          <table:table-cell office:value-type="percentage" office:value="0.98746745464313757" table:style-name="ce47">
            <text:p>98,7%</text:p>
          </table:table-cell>
          <table:table-cell office:value-type="float" office:value="719933" table:style-name="ce46">
            <text:p>719.933</text:p>
          </table:table-cell>
          <table:table-cell office:value-type="percentage" office:value="0.95693269212876197" table:style-name="ce47">
            <text:p>95,7%</text:p>
          </table:table-cell>
          <table:table-cell office:value-type="float" office:value="762773" table:style-name="ce46">
            <text:p>762.773</text:p>
          </table:table-cell>
          <table:table-cell office:value-type="percentage" office:value="0.89570660929933255" table:style-name="ce47">
            <text:p>89,6%</text:p>
          </table:table-cell>
          <table:table-cell office:value-type="float" office:value="525226" table:style-name="ce46">
            <text:p>525.226</text:p>
          </table:table-cell>
          <table:table-cell office:value-type="percentage" office:value="0.80958568590185265" table:style-name="ce47">
            <text:p>81,0%</text:p>
          </table:table-cell>
          <table:table-cell office:value-type="float" office:value="442168" table:style-name="ce46">
            <text:p>442.168</text:p>
          </table:table-cell>
          <table:table-cell office:value-type="percentage" office:value="0.85670553314500719" table:style-name="ce47">
            <text:p>85,7%</text:p>
          </table:table-cell>
          <table:table-cell office:value-type="float" office:value="387831" table:style-name="ce46">
            <text:p>387.831</text:p>
          </table:table-cell>
          <table:table-cell office:value-type="percentage" office:value="0.91355166053833525" table:style-name="ce47">
            <text:p>91,4%</text:p>
          </table:table-cell>
          <table:table-cell office:value-type="float" office:value="4144852" table:style-name="ce46">
            <text:p>4.144.852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2344655481981675" table:style-name="ce47">
            <text:p>92,3%</text:p>
          </table:table-cell>
          <table:table-cell office:value-type="percentage" office:value="0.81956944670462983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73" table:style-name="ce46">
            <text:p>78.373</text:p>
          </table:table-cell>
          <table:table-cell office:value-type="percentage" office:value="1" table:style-name="ce47">
            <text:p>100,0%</text:p>
          </table:table-cell>
          <table:table-cell office:value-type="float" office:value="96095" table:style-name="ce46">
            <text:p>96.095</text:p>
          </table:table-cell>
          <table:table-cell office:value-type="percentage" office:value="1" table:style-name="ce47">
            <text:p>100,0%</text:p>
          </table:table-cell>
          <table:table-cell office:value-type="float" office:value="133278" table:style-name="ce46">
            <text:p>133.278</text:p>
          </table:table-cell>
          <table:table-cell office:value-type="percentage" office:value="1" table:style-name="ce47">
            <text:p>100,0%</text:p>
          </table:table-cell>
          <table:table-cell office:value-type="float" office:value="162083" table:style-name="ce46">
            <text:p>162.083</text:p>
          </table:table-cell>
          <table:table-cell office:value-type="percentage" office:value="0.95784677571860821" table:style-name="ce47">
            <text:p>95,8%</text:p>
          </table:table-cell>
          <table:table-cell office:value-type="float" office:value="147001" table:style-name="ce46">
            <text:p>147.001</text:p>
          </table:table-cell>
          <table:table-cell office:value-type="percentage" office:value="0.92167103464707134" table:style-name="ce47">
            <text:p>92,2%</text:p>
          </table:table-cell>
          <table:table-cell office:value-type="float" office:value="114296" table:style-name="ce46">
            <text:p>114.296</text:p>
          </table:table-cell>
          <table:table-cell office:value-type="percentage" office:value="0.85628450917372767" table:style-name="ce47">
            <text:p>85,6%</text:p>
          </table:table-cell>
          <table:table-cell office:value-type="float" office:value="95010" table:style-name="ce46">
            <text:p>95.010</text:p>
          </table:table-cell>
          <table:table-cell office:value-type="percentage" office:value="0.83842216731380159" table:style-name="ce47">
            <text:p>83,8%</text:p>
          </table:table-cell>
          <table:table-cell office:value-type="float" office:value="79828" table:style-name="ce46">
            <text:p>79.828</text:p>
          </table:table-cell>
          <table:table-cell office:value-type="percentage" office:value="0.94192330383480827" table:style-name="ce47">
            <text:p>94,2%</text:p>
          </table:table-cell>
          <table:table-cell office:value-type="float" office:value="905964" table:style-name="ce46">
            <text:p>905.964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5020856123687247" table:style-name="ce47">
            <text:p>95,0%</text:p>
          </table:table-cell>
          <table:table-cell office:value-type="percentage" office:value="0.85148032823709308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862" table:style-name="ce46">
            <text:p>242.862</text:p>
          </table:table-cell>
          <table:table-cell office:value-type="percentage" office:value="1" table:style-name="ce47">
            <text:p>100,0%</text:p>
          </table:table-cell>
          <table:table-cell office:value-type="float" office:value="292097" table:style-name="ce46">
            <text:p>292.097</text:p>
          </table:table-cell>
          <table:table-cell office:value-type="percentage" office:value="1" table:style-name="ce47">
            <text:p>100,0%</text:p>
          </table:table-cell>
          <table:table-cell office:value-type="float" office:value="347651" table:style-name="ce46">
            <text:p>347.651</text:p>
          </table:table-cell>
          <table:table-cell office:value-type="percentage" office:value="1" table:style-name="ce47">
            <text:p>100,0%</text:p>
          </table:table-cell>
          <table:table-cell office:value-type="float" office:value="393081" table:style-name="ce46">
            <text:p>393.081</text:p>
          </table:table-cell>
          <table:table-cell office:value-type="percentage" office:value="0.96844457474826862" table:style-name="ce47">
            <text:p>96,8%</text:p>
          </table:table-cell>
          <table:table-cell office:value-type="float" office:value="411395" table:style-name="ce46">
            <text:p>411.395</text:p>
          </table:table-cell>
          <table:table-cell office:value-type="percentage" office:value="0.9281938355808953" table:style-name="ce47">
            <text:p>92,8%</text:p>
          </table:table-cell>
          <table:table-cell office:value-type="float" office:value="267649" table:style-name="ce46">
            <text:p>267.649</text:p>
          </table:table-cell>
          <table:table-cell office:value-type="percentage" office:value="0.82758929896601197" table:style-name="ce47">
            <text:p>82,8%</text:p>
          </table:table-cell>
          <table:table-cell office:value-type="float" office:value="203196" table:style-name="ce46">
            <text:p>203.196</text:p>
          </table:table-cell>
          <table:table-cell office:value-type="percentage" office:value="0.87970872063070127" table:style-name="ce47">
            <text:p>88,0%</text:p>
          </table:table-cell>
          <table:table-cell office:value-type="float" office:value="174657" table:style-name="ce46">
            <text:p>174.657</text:p>
          </table:table-cell>
          <table:table-cell office:value-type="percentage" office:value="0.97027893359702677" table:style-name="ce47">
            <text:p>97,0%</text:p>
          </table:table-cell>
          <table:table-cell office:value-type="float" office:value="2332588" table:style-name="ce46">
            <text:p>2.332.588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5033238989495605" table:style-name="ce47">
            <text:p>95,0%</text:p>
          </table:table-cell>
          <table:table-cell office:value-type="percentage" office:value="0.86333984622952165" table:style-name="ce47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21" table:style-name="ce46">
            <text:p>23.421</text:p>
          </table:table-cell>
          <table:table-cell office:value-type="percentage" office:value="1" table:style-name="ce47">
            <text:p>100,0%</text:p>
          </table:table-cell>
          <table:table-cell office:value-type="float" office:value="28724" table:style-name="ce46">
            <text:p>28.724</text:p>
          </table:table-cell>
          <table:table-cell office:value-type="percentage" office:value="1" table:style-name="ce47">
            <text:p>100,0%</text:p>
          </table:table-cell>
          <table:table-cell office:value-type="float" office:value="38269" table:style-name="ce46">
            <text:p>38.269</text:p>
          </table:table-cell>
          <table:table-cell office:value-type="percentage" office:value="1" table:style-name="ce47">
            <text:p>100,0%</text:p>
          </table:table-cell>
          <table:table-cell office:value-type="float" office:value="45694" table:style-name="ce46">
            <text:p>45.694</text:p>
          </table:table-cell>
          <table:table-cell office:value-type="percentage" office:value="0.95866901644847269" table:style-name="ce47">
            <text:p>95,9%</text:p>
          </table:table-cell>
          <table:table-cell office:value-type="float" office:value="48084" table:style-name="ce46">
            <text:p>48.084</text:p>
          </table:table-cell>
          <table:table-cell office:value-type="percentage" office:value="0.9081534364553232" table:style-name="ce47">
            <text:p>90,8%</text:p>
          </table:table-cell>
          <table:table-cell office:value-type="float" office:value="32071" table:style-name="ce46">
            <text:p>32.071</text:p>
          </table:table-cell>
          <table:table-cell office:value-type="percentage" office:value="0.81566163941097181" table:style-name="ce47">
            <text:p>81,6%</text:p>
          </table:table-cell>
          <table:table-cell office:value-type="float" office:value="25246" table:style-name="ce46">
            <text:p>25.246</text:p>
          </table:table-cell>
          <table:table-cell office:value-type="percentage" office:value="0.82887911222010635" table:style-name="ce47">
            <text:p>82,9%</text:p>
          </table:table-cell>
          <table:table-cell office:value-type="float" office:value="23133" table:style-name="ce46">
            <text:p>23.133</text:p>
          </table:table-cell>
          <table:table-cell office:value-type="percentage" office:value="0.90603947986840039" table:style-name="ce47">
            <text:p>90,6%</text:p>
          </table:table-cell>
          <table:table-cell office:value-type="float" office:value="264642" table:style-name="ce46">
            <text:p>264.642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3193647216255238" table:style-name="ce47">
            <text:p>93,2%</text:p>
          </table:table-cell>
          <table:table-cell office:value-type="percentage" office:value="0.82722856767756336" table:style-name="ce47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317" table:style-name="ce46">
            <text:p>375.317</text:p>
          </table:table-cell>
          <table:table-cell office:value-type="percentage" office:value="1" table:style-name="ce47">
            <text:p>100,0%</text:p>
          </table:table-cell>
          <table:table-cell office:value-type="float" office:value="513095" table:style-name="ce46">
            <text:p>513.095</text:p>
          </table:table-cell>
          <table:table-cell office:value-type="percentage" office:value="0.9753155882839335" table:style-name="ce47">
            <text:p>97,5%</text:p>
          </table:table-cell>
          <table:table-cell office:value-type="float" office:value="693788" table:style-name="ce46">
            <text:p>693.788</text:p>
          </table:table-cell>
          <table:table-cell office:value-type="percentage" office:value="0.98644292878236595" table:style-name="ce47">
            <text:p>98,6%</text:p>
          </table:table-cell>
          <table:table-cell office:value-type="float" office:value="949860" table:style-name="ce46">
            <text:p>949.860</text:p>
          </table:table-cell>
          <table:table-cell office:value-type="percentage" office:value="0.97643564906047908" table:style-name="ce47">
            <text:p>97,6%</text:p>
          </table:table-cell>
          <table:table-cell office:value-type="float" office:value="1050503" table:style-name="ce46">
            <text:p>1.050.503</text:p>
          </table:table-cell>
          <table:table-cell office:value-type="percentage" office:value="0.90096837742962732" table:style-name="ce47">
            <text:p>90,1%</text:p>
          </table:table-cell>
          <table:table-cell office:value-type="float" office:value="775966" table:style-name="ce46">
            <text:p>775.966</text:p>
          </table:table-cell>
          <table:table-cell office:value-type="percentage" office:value="0.81711595973210904" table:style-name="ce47">
            <text:p>81,7%</text:p>
          </table:table-cell>
          <table:table-cell office:value-type="float" office:value="630419" table:style-name="ce46">
            <text:p>630.419</text:p>
          </table:table-cell>
          <table:table-cell office:value-type="percentage" office:value="0.84907774672547898" table:style-name="ce47">
            <text:p>84,9%</text:p>
          </table:table-cell>
          <table:table-cell office:value-type="float" office:value="479538" table:style-name="ce46">
            <text:p>479.538</text:p>
          </table:table-cell>
          <table:table-cell office:value-type="percentage" office:value="0.86630824761264724" table:style-name="ce47">
            <text:p>86,6%</text:p>
          </table:table-cell>
          <table:table-cell office:value-type="float" office:value="5468486" table:style-name="ce46">
            <text:p>5.468.486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1477812496183886" table:style-name="ce47">
            <text:p>91,5%</text:p>
          </table:table-cell>
          <table:table-cell office:value-type="percentage" office:value="0.8065746808796842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04" table:style-name="ce46">
            <text:p>74.204</text:p>
          </table:table-cell>
          <table:table-cell office:value-type="percentage" office:value="1" table:style-name="ce47">
            <text:p>100,0%</text:p>
          </table:table-cell>
          <table:table-cell office:value-type="float" office:value="103855" table:style-name="ce46">
            <text:p>103.855</text:p>
          </table:table-cell>
          <table:table-cell office:value-type="percentage" office:value="1" table:style-name="ce47">
            <text:p>100,0%</text:p>
          </table:table-cell>
          <table:table-cell office:value-type="float" office:value="149612" table:style-name="ce46">
            <text:p>149.612</text:p>
          </table:table-cell>
          <table:table-cell office:value-type="percentage" office:value="1" table:style-name="ce47">
            <text:p>100,0%</text:p>
          </table:table-cell>
          <table:table-cell office:value-type="float" office:value="209419" table:style-name="ce46">
            <text:p>209.419</text:p>
          </table:table-cell>
          <table:table-cell office:value-type="percentage" office:value="0.98200754023333459" table:style-name="ce47">
            <text:p>98,2%</text:p>
          </table:table-cell>
          <table:table-cell office:value-type="float" office:value="235662" table:style-name="ce46">
            <text:p>235.662</text:p>
          </table:table-cell>
          <table:table-cell office:value-type="percentage" office:value="0.92723001924007598" table:style-name="ce47">
            <text:p>92,7%</text:p>
          </table:table-cell>
          <table:table-cell office:value-type="float" office:value="173228" table:style-name="ce46">
            <text:p>173.228</text:p>
          </table:table-cell>
          <table:table-cell office:value-type="percentage" office:value="0.82883020817883002" table:style-name="ce47">
            <text:p>82,9%</text:p>
          </table:table-cell>
          <table:table-cell office:value-type="float" office:value="148531" table:style-name="ce46">
            <text:p>148.531</text:p>
          </table:table-cell>
          <table:table-cell office:value-type="percentage" office:value="0.86230899633087177" table:style-name="ce47">
            <text:p>86,2%</text:p>
          </table:table-cell>
          <table:table-cell office:value-type="float" office:value="127215" table:style-name="ce46">
            <text:p>127.215</text:p>
          </table:table-cell>
          <table:table-cell office:value-type="percentage" office:value="0.89654953697830775" table:style-name="ce47">
            <text:p>89,7%</text:p>
          </table:table-cell>
          <table:table-cell office:value-type="float" office:value="1221726" table:style-name="ce46">
            <text:p>1.221.726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3251774432750167" table:style-name="ce47">
            <text:p>93,3%</text:p>
          </table:table-cell>
          <table:table-cell office:value-type="percentage" office:value="0.80842030873759552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6" table:style-name="ce46">
            <text:p>42.566</text:p>
          </table:table-cell>
          <table:table-cell office:value-type="percentage" office:value="1" table:style-name="ce47">
            <text:p>100,0%</text:p>
          </table:table-cell>
          <table:table-cell office:value-type="float" office:value="55977" table:style-name="ce46">
            <text:p>55.977</text:p>
          </table:table-cell>
          <table:table-cell office:value-type="percentage" office:value="1" table:style-name="ce47">
            <text:p>100,0%</text:p>
          </table:table-cell>
          <table:table-cell office:value-type="float" office:value="72567" table:style-name="ce46">
            <text:p>72.567</text:p>
          </table:table-cell>
          <table:table-cell office:value-type="percentage" office:value="0.98270678728129568" table:style-name="ce47">
            <text:p>98,3%</text:p>
          </table:table-cell>
          <table:table-cell office:value-type="float" office:value="92403" table:style-name="ce46">
            <text:p>92.403</text:p>
          </table:table-cell>
          <table:table-cell office:value-type="percentage" office:value="0.95562289283719781" table:style-name="ce47">
            <text:p>95,6%</text:p>
          </table:table-cell>
          <table:table-cell office:value-type="float" office:value="96327" table:style-name="ce46">
            <text:p>96.327</text:p>
          </table:table-cell>
          <table:table-cell office:value-type="percentage" office:value="0.89190014999722222" table:style-name="ce47">
            <text:p>89,2%</text:p>
          </table:table-cell>
          <table:table-cell office:value-type="float" office:value="65593" table:style-name="ce46">
            <text:p>65.593</text:p>
          </table:table-cell>
          <table:table-cell office:value-type="percentage" office:value="0.80639529880380123" table:style-name="ce47">
            <text:p>80,6%</text:p>
          </table:table-cell>
          <table:table-cell office:value-type="float" office:value="59418" table:style-name="ce46">
            <text:p>59.418</text:p>
          </table:table-cell>
          <table:table-cell office:value-type="percentage" office:value="0.87216522083755343" table:style-name="ce47">
            <text:p>87,2%</text:p>
          </table:table-cell>
          <table:table-cell office:value-type="float" office:value="51372" table:style-name="ce46">
            <text:p>51.372</text:p>
          </table:table-cell>
          <table:table-cell office:value-type="percentage" office:value="0.91104490317088738" table:style-name="ce47">
            <text:p>91,1%</text:p>
          </table:table-cell>
          <table:table-cell office:value-type="float" office:value="536223" table:style-name="ce46">
            <text:p>536.223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23691588945806" table:style-name="ce47">
            <text:p>92,2%</text:p>
          </table:table-cell>
          <table:table-cell office:value-type="percentage" office:value="0.81098825312274558" table:style-name="ce47">
            <text:p>81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524" table:style-name="ce46">
            <text:p>164.524</text:p>
          </table:table-cell>
          <table:table-cell office:value-type="percentage" office:value="1" table:style-name="ce47">
            <text:p>100,0%</text:p>
          </table:table-cell>
          <table:table-cell office:value-type="float" office:value="214203" table:style-name="ce46">
            <text:p>214.203</text:p>
          </table:table-cell>
          <table:table-cell office:value-type="percentage" office:value="1" table:style-name="ce47">
            <text:p>100,0%</text:p>
          </table:table-cell>
          <table:table-cell office:value-type="float" office:value="279742" table:style-name="ce46">
            <text:p>279.742</text:p>
          </table:table-cell>
          <table:table-cell office:value-type="percentage" office:value="0.99865414341761893" table:style-name="ce47">
            <text:p>99,9%</text:p>
          </table:table-cell>
          <table:table-cell office:value-type="float" office:value="326233" table:style-name="ce46">
            <text:p>326.233</text:p>
          </table:table-cell>
          <table:table-cell office:value-type="percentage" office:value="0.95957373587036765" table:style-name="ce47">
            <text:p>96,0%</text:p>
          </table:table-cell>
          <table:table-cell office:value-type="float" office:value="324886" table:style-name="ce46">
            <text:p>324.886</text:p>
          </table:table-cell>
          <table:table-cell office:value-type="percentage" office:value="0.89714552388210966" table:style-name="ce47">
            <text:p>89,7%</text:p>
          </table:table-cell>
          <table:table-cell office:value-type="float" office:value="209558" table:style-name="ce46">
            <text:p>209.558</text:p>
          </table:table-cell>
          <table:table-cell office:value-type="percentage" office:value="0.80431253190452245" table:style-name="ce47">
            <text:p>80,4%</text:p>
          </table:table-cell>
          <table:table-cell office:value-type="float" office:value="172534" table:style-name="ce46">
            <text:p>172.534</text:p>
          </table:table-cell>
          <table:table-cell office:value-type="percentage" office:value="0.85610368473805909" table:style-name="ce47">
            <text:p>85,6%</text:p>
          </table:table-cell>
          <table:table-cell office:value-type="float" office:value="154928" table:style-name="ce46">
            <text:p>154.928</text:p>
          </table:table-cell>
          <table:table-cell office:value-type="percentage" office:value="0.91887595933715294" table:style-name="ce47">
            <text:p>91,9%</text:p>
          </table:table-cell>
          <table:table-cell office:value-type="float" office:value="1846608" table:style-name="ce46">
            <text:p>1.846.60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3077674106564556" table:style-name="ce47">
            <text:p>93,1%</text:p>
          </table:table-cell>
          <table:table-cell office:value-type="percentage" office:value="0.83161660595972808" table:style-name="ce47">
            <text:p>8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5" table:style-name="ce46">
            <text:p>2.415</text:p>
          </table:table-cell>
          <table:table-cell office:value-type="percentage" office:value="0.92706333973128596" table:style-name="ce47">
            <text:p>92,7%</text:p>
          </table:table-cell>
          <table:table-cell office:value-type="float" office:value="3912" table:style-name="ce46">
            <text:p>3.912</text:p>
          </table:table-cell>
          <table:table-cell office:value-type="percentage" office:value="0.90597498842056512" table:style-name="ce47">
            <text:p>90,6%</text:p>
          </table:table-cell>
          <table:table-cell office:value-type="float" office:value="7709" table:style-name="ce46">
            <text:p>7.709</text:p>
          </table:table-cell>
          <table:table-cell office:value-type="percentage" office:value="0.98116329387807055" table:style-name="ce47">
            <text:p>98,1%</text:p>
          </table:table-cell>
          <table:table-cell office:value-type="float" office:value="10671" table:style-name="ce46">
            <text:p>10.671</text:p>
          </table:table-cell>
          <table:table-cell office:value-type="percentage" office:value="0.92341640706126682" table:style-name="ce47">
            <text:p>92,3%</text:p>
          </table:table-cell>
          <table:table-cell office:value-type="float" office:value="11288" table:style-name="ce46">
            <text:p>11.288</text:p>
          </table:table-cell>
          <table:table-cell office:value-type="percentage" office:value="0.89289669356114543" table:style-name="ce47">
            <text:p>89,3%</text:p>
          </table:table-cell>
          <table:table-cell office:value-type="float" office:value="9470" table:style-name="ce46">
            <text:p>9.470</text:p>
          </table:table-cell>
          <table:table-cell office:value-type="percentage" office:value="0.79619976458718678" table:style-name="ce47">
            <text:p>79,6%</text:p>
          </table:table-cell>
          <table:table-cell office:value-type="float" office:value="9542" table:style-name="ce46">
            <text:p>9.542</text:p>
          </table:table-cell>
          <table:table-cell office:value-type="percentage" office:value="0.87006473967356612" table:style-name="ce47">
            <text:p>87,0%</text:p>
          </table:table-cell>
          <table:table-cell office:value-type="float" office:value="9011" table:style-name="ce46">
            <text:p>9.011</text:p>
          </table:table-cell>
          <table:table-cell office:value-type="percentage" office:value="0.98739864124479504" table:style-name="ce47">
            <text:p>98,7%</text:p>
          </table:table-cell>
          <table:table-cell office:value-type="float" office:value="64018" table:style-name="ce46">
            <text:p>64.01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90210667230324804" table:style-name="ce47">
            <text:p>90,2%</text:p>
          </table:table-cell>
          <table:table-cell office:value-type="percentage" office:value="0.76029072943635545" table:style-name="ce47">
            <text:p>76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6" table:style-name="ce46">
            <text:p>2.096</text:p>
          </table:table-cell>
          <table:table-cell office:value-type="percentage" office:value="0.89229459344401874" table:style-name="ce47">
            <text:p>89,2%</text:p>
          </table:table-cell>
          <table:table-cell office:value-type="float" office:value="3427" table:style-name="ce46">
            <text:p>3.427</text:p>
          </table:table-cell>
          <table:table-cell office:value-type="percentage" office:value="0.91435432230522951" table:style-name="ce47">
            <text:p>91,4%</text:p>
          </table:table-cell>
          <table:table-cell office:value-type="float" office:value="7497" table:style-name="ce46">
            <text:p>7.497</text:p>
          </table:table-cell>
          <table:table-cell office:value-type="percentage" office:value="0.9578382522039095" table:style-name="ce47">
            <text:p>95,8%</text:p>
          </table:table-cell>
          <table:table-cell office:value-type="float" office:value="10138" table:style-name="ce46">
            <text:p>10.138</text:p>
          </table:table-cell>
          <table:table-cell office:value-type="percentage" office:value="0.89724754403044515" table:style-name="ce47">
            <text:p>89,7%</text:p>
          </table:table-cell>
          <table:table-cell office:value-type="float" office:value="10622" table:style-name="ce46">
            <text:p>10.622</text:p>
          </table:table-cell>
          <table:table-cell office:value-type="percentage" office:value="0.88501916347275456" table:style-name="ce47">
            <text:p>88,5%</text:p>
          </table:table-cell>
          <table:table-cell office:value-type="float" office:value="9202" table:style-name="ce46">
            <text:p>9.202</text:p>
          </table:table-cell>
          <table:table-cell office:value-type="percentage" office:value="0.75842742932498142" table:style-name="ce47">
            <text:p>75,8%</text:p>
          </table:table-cell>
          <table:table-cell office:value-type="float" office:value="9539" table:style-name="ce46">
            <text:p>9.539</text:p>
          </table:table-cell>
          <table:table-cell office:value-type="percentage" office:value="0.79524802000833683" table:style-name="ce47">
            <text:p>79,5%</text:p>
          </table:table-cell>
          <table:table-cell office:value-type="float" office:value="8601" table:style-name="ce46">
            <text:p>8.601</text:p>
          </table:table-cell>
          <table:table-cell office:value-type="percentage" office:value="0.89837058700647587" table:style-name="ce47">
            <text:p>89,8%</text:p>
          </table:table-cell>
          <table:table-cell office:value-type="float" office:value="61122" table:style-name="ce46">
            <text:p>61.122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6175927361935512" table:style-name="ce47">
            <text:p>86,2%</text:p>
          </table:table-cell>
          <table:table-cell office:value-type="percentage" office:value="0.70193853645091642" table:style-name="ce47">
            <text:p>70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1" table:style-name="ce46">
            <text:p>31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0" table:style-name="ce46">
            <text:p>3.690</text:p>
          </table:table-cell>
          <table:table-cell office:value-type="string" table:style-name="ce47">
            <text:p>-</text:p>
          </table:table-cell>
          <table:table-cell office:value-type="float" office:value="9694" table:style-name="ce46">
            <text:p>9.694</text:p>
          </table:table-cell>
          <table:table-cell office:value-type="string" table:style-name="ce47">
            <text:p>-</text:p>
          </table:table-cell>
          <table:table-cell office:value-type="float" office:value="22732" table:style-name="ce46">
            <text:p>22.732</text:p>
          </table:table-cell>
          <table:table-cell office:value-type="string" table:style-name="ce47">
            <text:p>-</text:p>
          </table:table-cell>
          <table:table-cell office:value-type="float" office:value="32877" table:style-name="ce46">
            <text:p>32.877</text:p>
          </table:table-cell>
          <table:table-cell office:value-type="string" table:style-name="ce47">
            <text:p>-</text:p>
          </table:table-cell>
          <table:table-cell office:value-type="float" office:value="25043" table:style-name="ce46">
            <text:p>25.043</text:p>
          </table:table-cell>
          <table:table-cell office:value-type="string" table:style-name="ce47">
            <text:p>-</text:p>
          </table:table-cell>
          <table:table-cell office:value-type="float" office:value="1228" table:style-name="ce46">
            <text:p>1.228</text:p>
          </table:table-cell>
          <table:table-cell office:value-type="string" table:style-name="ce47">
            <text:p>-</text:p>
          </table:table-cell>
          <table:table-cell office:value-type="float" office:value="95315" table:style-name="ce46">
            <text:p>95.31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0" table:style-name="ce49">
            <text:p>310</text:p>
          </table:table-cell>
          <table:table-cell office:value-type="string" table:style-name="ce50">
            <text:p>-</text:p>
          </table:table-cell>
          <table:table-cell office:value-type="float" office:value="898" table:style-name="ce49">
            <text:p>898</text:p>
          </table:table-cell>
          <table:table-cell office:value-type="string" table:style-name="ce50">
            <text:p>-</text:p>
          </table:table-cell>
          <table:table-cell office:value-type="float" office:value="1885" table:style-name="ce49">
            <text:p>1.885</text:p>
          </table:table-cell>
          <table:table-cell office:value-type="string" table:style-name="ce50">
            <text:p>-</text:p>
          </table:table-cell>
          <table:table-cell office:value-type="float" office:value="2332" table:style-name="ce49">
            <text:p>2.332</text:p>
          </table:table-cell>
          <table:table-cell office:value-type="string" table:style-name="ce50">
            <text:p>-</text:p>
          </table:table-cell>
          <table:table-cell office:value-type="float" office:value="2062" table:style-name="ce49">
            <text:p>2.062</text:p>
          </table:table-cell>
          <table:table-cell office:value-type="string" table:style-name="ce50">
            <text:p>-</text:p>
          </table:table-cell>
          <table:table-cell office:value-type="float" office:value="264" table:style-name="ce49">
            <text:p>264</text:p>
          </table:table-cell>
          <table:table-cell office:value-type="string" table:style-name="ce50">
            <text:p>-</text:p>
          </table:table-cell>
          <table:table-cell office:value-type="float" office:value="7836" table:style-name="ce49">
            <text:p>7.836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7405" table:style-name="ce53">
            <text:p>2.947.405</text:p>
          </table:table-cell>
          <table:table-cell office:value-type="percentage" office:value="1" table:style-name="ce54">
            <text:p>100,0%</text:p>
          </table:table-cell>
          <table:table-cell office:value-type="float" office:value="3960970" table:style-name="ce53">
            <text:p>3.960.970</text:p>
          </table:table-cell>
          <table:table-cell office:value-type="percentage" office:value="1.0002335832042313" table:style-name="ce54">
            <text:p>100,0%</text:p>
          </table:table-cell>
          <table:table-cell office:value-type="float" office:value="5321259" table:style-name="ce53">
            <text:p>5.321.259</text:p>
          </table:table-cell>
          <table:table-cell office:value-type="percentage" office:value="0.99705320568575595" table:style-name="ce54">
            <text:p>99,7%</text:p>
          </table:table-cell>
          <table:table-cell office:value-type="float" office:value="6744767" table:style-name="ce53">
            <text:p>6.744.767</text:p>
          </table:table-cell>
          <table:table-cell office:value-type="percentage" office:value="0.95897533819799674" table:style-name="ce54">
            <text:p>95,9%</text:p>
          </table:table-cell>
          <table:table-cell office:value-type="float" office:value="7093612" table:style-name="ce53">
            <text:p>7.093.612</text:p>
          </table:table-cell>
          <table:table-cell office:value-type="percentage" office:value="0.89886573766966638" table:style-name="ce54">
            <text:p>89,9%</text:p>
          </table:table-cell>
          <table:table-cell office:value-type="float" office:value="5072364" table:style-name="ce53">
            <text:p>5.072.364</text:p>
          </table:table-cell>
          <table:table-cell office:value-type="percentage" office:value="0.8141309639199904" table:style-name="ce54">
            <text:p>81,4%</text:p>
          </table:table-cell>
          <table:table-cell office:value-type="float" office:value="4186212" table:style-name="ce53">
            <text:p>4.186.212</text:p>
          </table:table-cell>
          <table:table-cell office:value-type="percentage" office:value="0.84661613383380796" table:style-name="ce54">
            <text:p>84,7%</text:p>
          </table:table-cell>
          <table:table-cell office:value-type="float" office:value="3516459" table:style-name="ce53">
            <text:p>3.516.459</text:p>
          </table:table-cell>
          <table:table-cell office:value-type="percentage" office:value="0.90427949183863132" table:style-name="ce54">
            <text:p>90,4%</text:p>
          </table:table-cell>
          <table:table-cell office:value-type="float" office:value="38843048" table:style-name="ce53">
            <text:p>38.843.04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2220340791048361" table:style-name="ce54">
            <text:p>92,2%</text:p>
          </table:table-cell>
          <table:table-cell office:value-type="percentage" office:value="0.81859635860684732" table:style-name="ce54">
            <text:p>81,9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971" table:style-name="ce43">
            <text:p>429.971</text:p>
          </table:table-cell>
          <table:table-cell office:value-type="percentage" office:value="1" table:style-name="ce44">
            <text:p>100,0%</text:p>
          </table:table-cell>
          <table:table-cell office:value-type="float" office:value="651634" table:style-name="ce43">
            <text:p>651.634</text:p>
          </table:table-cell>
          <table:table-cell office:value-type="percentage" office:value="1" table:style-name="ce44">
            <text:p>100,0%</text:p>
          </table:table-cell>
          <table:table-cell office:value-type="float" office:value="927463" table:style-name="ce43">
            <text:p>927.463</text:p>
          </table:table-cell>
          <table:table-cell office:value-type="percentage" office:value="1.0123517295805149" table:style-name="ce44">
            <text:p>101,2%</text:p>
          </table:table-cell>
          <table:table-cell office:value-type="float" office:value="1214209" table:style-name="ce43">
            <text:p>1.214.209</text:p>
          </table:table-cell>
          <table:table-cell office:value-type="percentage" office:value="0.9598330778698535" table:style-name="ce44">
            <text:p>96,0%</text:p>
          </table:table-cell>
          <table:table-cell office:value-type="float" office:value="1252462" table:style-name="ce43">
            <text:p>1.252.462</text:p>
          </table:table-cell>
          <table:table-cell office:value-type="percentage" office:value="0.90423026552327102" table:style-name="ce44">
            <text:p>90,4%</text:p>
          </table:table-cell>
          <table:table-cell office:value-type="float" office:value="930855" table:style-name="ce43">
            <text:p>930.855</text:p>
          </table:table-cell>
          <table:table-cell office:value-type="percentage" office:value="0.81638407425954884" table:style-name="ce44">
            <text:p>81,6%</text:p>
          </table:table-cell>
          <table:table-cell office:value-type="float" office:value="769772" table:style-name="ce43">
            <text:p>769.772</text:p>
          </table:table-cell>
          <table:table-cell office:value-type="percentage" office:value="0.82889545501533368" table:style-name="ce44">
            <text:p>82,9%</text:p>
          </table:table-cell>
          <table:table-cell office:value-type="float" office:value="677490" table:style-name="ce43">
            <text:p>677.490</text:p>
          </table:table-cell>
          <table:table-cell office:value-type="percentage" office:value="0.89983225019823165" table:style-name="ce44">
            <text:p>90,0%</text:p>
          </table:table-cell>
          <table:table-cell office:value-type="float" office:value="6853856" table:style-name="ce43">
            <text:p>6.853.856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973684828518609" table:style-name="ce44">
            <text:p>92,0%</text:p>
          </table:table-cell>
          <table:table-cell office:value-type="percentage" office:value="0.80972627628785987" table:style-name="ce44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391" table:style-name="ce46">
            <text:p>100.391</text:p>
          </table:table-cell>
          <table:table-cell office:value-type="percentage" office:value="1" table:style-name="ce47">
            <text:p>100,0%</text:p>
          </table:table-cell>
          <table:table-cell office:value-type="float" office:value="118976" table:style-name="ce46">
            <text:p>118.976</text:p>
          </table:table-cell>
          <table:table-cell office:value-type="percentage" office:value="1" table:style-name="ce47">
            <text:p>100,0%</text:p>
          </table:table-cell>
          <table:table-cell office:value-type="float" office:value="153759" table:style-name="ce46">
            <text:p>153.759</text:p>
          </table:table-cell>
          <table:table-cell office:value-type="percentage" office:value="0.98332128901878268" table:style-name="ce47">
            <text:p>98,3%</text:p>
          </table:table-cell>
          <table:table-cell office:value-type="float" office:value="185571" table:style-name="ce46">
            <text:p>185.571</text:p>
          </table:table-cell>
          <table:table-cell office:value-type="percentage" office:value="0.93596985867470972" table:style-name="ce47">
            <text:p>93,6%</text:p>
          </table:table-cell>
          <table:table-cell office:value-type="float" office:value="188039" table:style-name="ce46">
            <text:p>188.039</text:p>
          </table:table-cell>
          <table:table-cell office:value-type="percentage" office:value="0.87483193218667277" table:style-name="ce47">
            <text:p>87,5%</text:p>
          </table:table-cell>
          <table:table-cell office:value-type="float" office:value="126279" table:style-name="ce46">
            <text:p>126.279</text:p>
          </table:table-cell>
          <table:table-cell office:value-type="percentage" office:value="0.76865344582009421" table:style-name="ce47">
            <text:p>76,9%</text:p>
          </table:table-cell>
          <table:table-cell office:value-type="float" office:value="104587" table:style-name="ce46">
            <text:p>104.587</text:p>
          </table:table-cell>
          <table:table-cell office:value-type="percentage" office:value="0.80204139538807218" table:style-name="ce47">
            <text:p>80,2%</text:p>
          </table:table-cell>
          <table:table-cell office:value-type="float" office:value="88525" table:style-name="ce46">
            <text:p>88.525</text:p>
          </table:table-cell>
          <table:table-cell office:value-type="percentage" office:value="0.85855744891328589" table:style-name="ce47">
            <text:p>85,9%</text:p>
          </table:table-cell>
          <table:table-cell office:value-type="float" office:value="1066127" table:style-name="ce46">
            <text:p>1.066.12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958350701270906" table:style-name="ce47">
            <text:p>90,0%</text:p>
          </table:table-cell>
          <table:table-cell office:value-type="percentage" office:value="0.80196646434344754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81" table:style-name="ce46">
            <text:p>88.281</text:p>
          </table:table-cell>
          <table:table-cell office:value-type="percentage" office:value="1" table:style-name="ce47">
            <text:p>100,0%</text:p>
          </table:table-cell>
          <table:table-cell office:value-type="float" office:value="114052" table:style-name="ce46">
            <text:p>114.052</text:p>
          </table:table-cell>
          <table:table-cell office:value-type="percentage" office:value="1" table:style-name="ce47">
            <text:p>100,0%</text:p>
          </table:table-cell>
          <table:table-cell office:value-type="float" office:value="147731" table:style-name="ce46">
            <text:p>147.731</text:p>
          </table:table-cell>
          <table:table-cell office:value-type="percentage" office:value="0.98716355277577317" table:style-name="ce47">
            <text:p>98,7%</text:p>
          </table:table-cell>
          <table:table-cell office:value-type="float" office:value="152858" table:style-name="ce46">
            <text:p>152.858</text:p>
          </table:table-cell>
          <table:table-cell office:value-type="percentage" office:value="0.93982600141412276" table:style-name="ce47">
            <text:p>94,0%</text:p>
          </table:table-cell>
          <table:table-cell office:value-type="float" office:value="150539" table:style-name="ce46">
            <text:p>150.539</text:p>
          </table:table-cell>
          <table:table-cell office:value-type="percentage" office:value="0.90146892384710742" table:style-name="ce47">
            <text:p>90,1%</text:p>
          </table:table-cell>
          <table:table-cell office:value-type="float" office:value="90448" table:style-name="ce46">
            <text:p>90.448</text:p>
          </table:table-cell>
          <table:table-cell office:value-type="percentage" office:value="0.79027706179937263" table:style-name="ce47">
            <text:p>79,0%</text:p>
          </table:table-cell>
          <table:table-cell office:value-type="float" office:value="66053" table:style-name="ce46">
            <text:p>66.053</text:p>
          </table:table-cell>
          <table:table-cell office:value-type="percentage" office:value="0.83494077941120703" table:style-name="ce47">
            <text:p>83,5%</text:p>
          </table:table-cell>
          <table:table-cell office:value-type="float" office:value="60219" table:style-name="ce46">
            <text:p>60.219</text:p>
          </table:table-cell>
          <table:table-cell office:value-type="percentage" office:value="0.94092187500000002" table:style-name="ce47">
            <text:p>94,1%</text:p>
          </table:table-cell>
          <table:table-cell office:value-type="float" office:value="870181" table:style-name="ce46">
            <text:p>870.18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174412989452071" table:style-name="ce47">
            <text:p>93,2%</text:p>
          </table:table-cell>
          <table:table-cell office:value-type="percentage" office:value="0.8541368926092282" table:style-name="ce47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94" table:style-name="ce46">
            <text:p>51.194</text:p>
          </table:table-cell>
          <table:table-cell office:value-type="percentage" office:value="1" table:style-name="ce47">
            <text:p>100,0%</text:p>
          </table:table-cell>
          <table:table-cell office:value-type="float" office:value="79269" table:style-name="ce46">
            <text:p>79.269</text:p>
          </table:table-cell>
          <table:table-cell office:value-type="percentage" office:value="0.98451239505191512" table:style-name="ce47">
            <text:p>98,5%</text:p>
          </table:table-cell>
          <table:table-cell office:value-type="float" office:value="110817" table:style-name="ce46">
            <text:p>110.817</text:p>
          </table:table-cell>
          <table:table-cell office:value-type="percentage" office:value="0.94528750927655658" table:style-name="ce47">
            <text:p>94,5%</text:p>
          </table:table-cell>
          <table:table-cell office:value-type="float" office:value="150935" table:style-name="ce46">
            <text:p>150.935</text:p>
          </table:table-cell>
          <table:table-cell office:value-type="percentage" office:value="0.91036025983582336" table:style-name="ce47">
            <text:p>91,0%</text:p>
          </table:table-cell>
          <table:table-cell office:value-type="float" office:value="169495" table:style-name="ce46">
            <text:p>169.495</text:p>
          </table:table-cell>
          <table:table-cell office:value-type="percentage" office:value="0.82210484449876797" table:style-name="ce47">
            <text:p>82,2%</text:p>
          </table:table-cell>
          <table:table-cell office:value-type="float" office:value="129241" table:style-name="ce46">
            <text:p>129.241</text:p>
          </table:table-cell>
          <table:table-cell office:value-type="percentage" office:value="0.70938650946554915" table:style-name="ce47">
            <text:p>70,9%</text:p>
          </table:table-cell>
          <table:table-cell office:value-type="float" office:value="99217" table:style-name="ce46">
            <text:p>99.217</text:p>
          </table:table-cell>
          <table:table-cell office:value-type="percentage" office:value="0.71926606834756635" table:style-name="ce47">
            <text:p>71,9%</text:p>
          </table:table-cell>
          <table:table-cell office:value-type="float" office:value="76795" table:style-name="ce46">
            <text:p>76.795</text:p>
          </table:table-cell>
          <table:table-cell office:value-type="percentage" office:value="0.80430456640134063" table:style-name="ce47">
            <text:p>80,4%</text:p>
          </table:table-cell>
          <table:table-cell office:value-type="float" office:value="866963" table:style-name="ce46">
            <text:p>866.963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775306392029125" table:style-name="ce47">
            <text:p>83,8%</text:p>
          </table:table-cell>
          <table:table-cell office:value-type="percentage" office:value="0.74001807872182246" table:style-name="ce47">
            <text:p>7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297" table:style-name="ce46">
            <text:p>92.297</text:p>
          </table:table-cell>
          <table:table-cell office:value-type="percentage" office:value="1" table:style-name="ce47">
            <text:p>100,0%</text:p>
          </table:table-cell>
          <table:table-cell office:value-type="float" office:value="150866" table:style-name="ce46">
            <text:p>150.866</text:p>
          </table:table-cell>
          <table:table-cell office:value-type="percentage" office:value="0.97628307588768592" table:style-name="ce47">
            <text:p>97,6%</text:p>
          </table:table-cell>
          <table:table-cell office:value-type="float" office:value="222322" table:style-name="ce46">
            <text:p>222.322</text:p>
          </table:table-cell>
          <table:table-cell office:value-type="percentage" office:value="0.94568083984142381" table:style-name="ce47">
            <text:p>94,6%</text:p>
          </table:table-cell>
          <table:table-cell office:value-type="float" office:value="320336" table:style-name="ce46">
            <text:p>320.336</text:p>
          </table:table-cell>
          <table:table-cell office:value-type="percentage" office:value="0.91390879627516319" table:style-name="ce47">
            <text:p>91,4%</text:p>
          </table:table-cell>
          <table:table-cell office:value-type="float" office:value="316900" table:style-name="ce46">
            <text:p>316.900</text:p>
          </table:table-cell>
          <table:table-cell office:value-type="percentage" office:value="0.81691259112609682" table:style-name="ce47">
            <text:p>81,7%</text:p>
          </table:table-cell>
          <table:table-cell office:value-type="float" office:value="227086" table:style-name="ce46">
            <text:p>227.086</text:p>
          </table:table-cell>
          <table:table-cell office:value-type="percentage" office:value="0.73033505502775509" table:style-name="ce47">
            <text:p>73,0%</text:p>
          </table:table-cell>
          <table:table-cell office:value-type="float" office:value="183891" table:style-name="ce46">
            <text:p>183.891</text:p>
          </table:table-cell>
          <table:table-cell office:value-type="percentage" office:value="0.73045664712331382" table:style-name="ce47">
            <text:p>73,0%</text:p>
          </table:table-cell>
          <table:table-cell office:value-type="float" office:value="150285" table:style-name="ce46">
            <text:p>150.285</text:p>
          </table:table-cell>
          <table:table-cell office:value-type="percentage" office:value="0.83585933024466486" table:style-name="ce47">
            <text:p>83,6%</text:p>
          </table:table-cell>
          <table:table-cell office:value-type="float" office:value="1663983" table:style-name="ce46">
            <text:p>1.663.983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863579382427556" table:style-name="ce47">
            <text:p>84,9%</text:p>
          </table:table-cell>
          <table:table-cell office:value-type="percentage" office:value="0.76471493856482131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69" table:style-name="ce46">
            <text:p>42.169</text:p>
          </table:table-cell>
          <table:table-cell office:value-type="percentage" office:value="1" table:style-name="ce47">
            <text:p>100,0%</text:p>
          </table:table-cell>
          <table:table-cell office:value-type="float" office:value="55939" table:style-name="ce46">
            <text:p>55.939</text:p>
          </table:table-cell>
          <table:table-cell office:value-type="percentage" office:value="1" table:style-name="ce47">
            <text:p>100,0%</text:p>
          </table:table-cell>
          <table:table-cell office:value-type="float" office:value="76572" table:style-name="ce46">
            <text:p>76.572</text:p>
          </table:table-cell>
          <table:table-cell office:value-type="percentage" office:value="0.99000581808778843" table:style-name="ce47">
            <text:p>99,0%</text:p>
          </table:table-cell>
          <table:table-cell office:value-type="float" office:value="84362" table:style-name="ce46">
            <text:p>84.362</text:p>
          </table:table-cell>
          <table:table-cell office:value-type="percentage" office:value="0.93773064781468141" table:style-name="ce47">
            <text:p>93,8%</text:p>
          </table:table-cell>
          <table:table-cell office:value-type="float" office:value="88137" table:style-name="ce46">
            <text:p>88.137</text:p>
          </table:table-cell>
          <table:table-cell office:value-type="percentage" office:value="0.90148206486718696" table:style-name="ce47">
            <text:p>90,1%</text:p>
          </table:table-cell>
          <table:table-cell office:value-type="float" office:value="55135" table:style-name="ce46">
            <text:p>55.135</text:p>
          </table:table-cell>
          <table:table-cell office:value-type="percentage" office:value="0.78235636342996606" table:style-name="ce47">
            <text:p>78,2%</text:p>
          </table:table-cell>
          <table:table-cell office:value-type="float" office:value="41646" table:style-name="ce46">
            <text:p>41.646</text:p>
          </table:table-cell>
          <table:table-cell office:value-type="percentage" office:value="0.82459162459162461" table:style-name="ce47">
            <text:p>82,5%</text:p>
          </table:table-cell>
          <table:table-cell office:value-type="float" office:value="40376" table:style-name="ce46">
            <text:p>40.376</text:p>
          </table:table-cell>
          <table:table-cell office:value-type="percentage" office:value="0.9184086618292655" table:style-name="ce47">
            <text:p>91,8%</text:p>
          </table:table-cell>
          <table:table-cell office:value-type="float" office:value="484336" table:style-name="ce46">
            <text:p>484.336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408137722345918" table:style-name="ce47">
            <text:p>92,4%</text:p>
          </table:table-cell>
          <table:table-cell office:value-type="percentage" office:value="0.83090040401094523" table:style-name="ce47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865" table:style-name="ce46">
            <text:p>227.865</text:p>
          </table:table-cell>
          <table:table-cell office:value-type="percentage" office:value="1" table:style-name="ce47">
            <text:p>100,0%</text:p>
          </table:table-cell>
          <table:table-cell office:value-type="float" office:value="250300" table:style-name="ce46">
            <text:p>250.300</text:p>
          </table:table-cell>
          <table:table-cell office:value-type="percentage" office:value="1" table:style-name="ce47">
            <text:p>100,0%</text:p>
          </table:table-cell>
          <table:table-cell office:value-type="float" office:value="321562" table:style-name="ce46">
            <text:p>321.562</text:p>
          </table:table-cell>
          <table:table-cell office:value-type="percentage" office:value="1.0093761280703131" table:style-name="ce47">
            <text:p>100,9%</text:p>
          </table:table-cell>
          <table:table-cell office:value-type="float" office:value="351460" table:style-name="ce46">
            <text:p>351.460</text:p>
          </table:table-cell>
          <table:table-cell office:value-type="percentage" office:value="0.92204368072407683" table:style-name="ce47">
            <text:p>92,2%</text:p>
          </table:table-cell>
          <table:table-cell office:value-type="float" office:value="319154" table:style-name="ce46">
            <text:p>319.154</text:p>
          </table:table-cell>
          <table:table-cell office:value-type="percentage" office:value="0.87847400944110321" table:style-name="ce47">
            <text:p>87,8%</text:p>
          </table:table-cell>
          <table:table-cell office:value-type="float" office:value="211363" table:style-name="ce46">
            <text:p>211.363</text:p>
          </table:table-cell>
          <table:table-cell office:value-type="percentage" office:value="0.78930701351467425" table:style-name="ce47">
            <text:p>78,9%</text:p>
          </table:table-cell>
          <table:table-cell office:value-type="float" office:value="171948" table:style-name="ce46">
            <text:p>171.948</text:p>
          </table:table-cell>
          <table:table-cell office:value-type="percentage" office:value="0.81489625887415529" table:style-name="ce47">
            <text:p>81,5%</text:p>
          </table:table-cell>
          <table:table-cell office:value-type="float" office:value="140611" table:style-name="ce46">
            <text:p>140.611</text:p>
          </table:table-cell>
          <table:table-cell office:value-type="percentage" office:value="0.85042517932527728" table:style-name="ce47">
            <text:p>85,0%</text:p>
          </table:table-cell>
          <table:table-cell office:value-type="float" office:value="1994263" table:style-name="ce46">
            <text:p>1.994.263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637461269438802" table:style-name="ce47">
            <text:p>91,6%</text:p>
          </table:table-cell>
          <table:table-cell office:value-type="percentage" office:value="0.83270617198584673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81" table:style-name="ce46">
            <text:p>137.281</text:p>
          </table:table-cell>
          <table:table-cell office:value-type="percentage" office:value="1" table:style-name="ce47">
            <text:p>100,0%</text:p>
          </table:table-cell>
          <table:table-cell office:value-type="float" office:value="158200" table:style-name="ce46">
            <text:p>158.200</text:p>
          </table:table-cell>
          <table:table-cell office:value-type="percentage" office:value="0.99433693062897155" table:style-name="ce47">
            <text:p>99,4%</text:p>
          </table:table-cell>
          <table:table-cell office:value-type="float" office:value="219187" table:style-name="ce46">
            <text:p>219.187</text:p>
          </table:table-cell>
          <table:table-cell office:value-type="percentage" office:value="1.0034013294025013" table:style-name="ce47">
            <text:p>100,3%</text:p>
          </table:table-cell>
          <table:table-cell office:value-type="float" office:value="280798" table:style-name="ce46">
            <text:p>280.798</text:p>
          </table:table-cell>
          <table:table-cell office:value-type="percentage" office:value="0.91322956439159875" table:style-name="ce47">
            <text:p>91,3%</text:p>
          </table:table-cell>
          <table:table-cell office:value-type="float" office:value="279551" table:style-name="ce46">
            <text:p>279.551</text:p>
          </table:table-cell>
          <table:table-cell office:value-type="percentage" office:value="0.84557402338137655" table:style-name="ce47">
            <text:p>84,6%</text:p>
          </table:table-cell>
          <table:table-cell office:value-type="float" office:value="199085" table:style-name="ce46">
            <text:p>199.085</text:p>
          </table:table-cell>
          <table:table-cell office:value-type="percentage" office:value="0.74871850801614137" table:style-name="ce47">
            <text:p>74,9%</text:p>
          </table:table-cell>
          <table:table-cell office:value-type="float" office:value="166712" table:style-name="ce46">
            <text:p>166.712</text:p>
          </table:table-cell>
          <table:table-cell office:value-type="percentage" office:value="0.76442186446817584" table:style-name="ce47">
            <text:p>76,4%</text:p>
          </table:table-cell>
          <table:table-cell office:value-type="float" office:value="147195" table:style-name="ce46">
            <text:p>147.195</text:p>
          </table:table-cell>
          <table:table-cell office:value-type="percentage" office:value="0.84608442737911849" table:style-name="ce47">
            <text:p>84,6%</text:p>
          </table:table-cell>
          <table:table-cell office:value-type="float" office:value="1588009" table:style-name="ce46">
            <text:p>1.588.009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794286106024821" table:style-name="ce47">
            <text:p>87,8%</text:p>
          </table:table-cell>
          <table:table-cell office:value-type="percentage" office:value="0.77644860873225929" table:style-name="ce47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309" table:style-name="ce46">
            <text:p>454.309</text:p>
          </table:table-cell>
          <table:table-cell office:value-type="percentage" office:value="1" table:style-name="ce47">
            <text:p>100,0%</text:p>
          </table:table-cell>
          <table:table-cell office:value-type="float" office:value="616256" table:style-name="ce46">
            <text:p>616.256</text:p>
          </table:table-cell>
          <table:table-cell office:value-type="percentage" office:value="0.97003582604534611" table:style-name="ce47">
            <text:p>97,0%</text:p>
          </table:table-cell>
          <table:table-cell office:value-type="float" office:value="790946" table:style-name="ce46">
            <text:p>790.946</text:p>
          </table:table-cell>
          <table:table-cell office:value-type="percentage" office:value="0.94431842060020244" table:style-name="ce47">
            <text:p>94,4%</text:p>
          </table:table-cell>
          <table:table-cell office:value-type="float" office:value="1026765" table:style-name="ce46">
            <text:p>1.026.765</text:p>
          </table:table-cell>
          <table:table-cell office:value-type="percentage" office:value="0.94045045705178698" table:style-name="ce47">
            <text:p>94,0%</text:p>
          </table:table-cell>
          <table:table-cell office:value-type="float" office:value="1134067" table:style-name="ce46">
            <text:p>1.134.067</text:p>
          </table:table-cell>
          <table:table-cell office:value-type="percentage" office:value="0.86125892819848793" table:style-name="ce47">
            <text:p>86,1%</text:p>
          </table:table-cell>
          <table:table-cell office:value-type="float" office:value="788757" table:style-name="ce46">
            <text:p>788.757</text:p>
          </table:table-cell>
          <table:table-cell office:value-type="percentage" office:value="0.75504282765935449" table:style-name="ce47">
            <text:p>75,5%</text:p>
          </table:table-cell>
          <table:table-cell office:value-type="float" office:value="652567" table:style-name="ce46">
            <text:p>652.567</text:p>
          </table:table-cell>
          <table:table-cell office:value-type="percentage" office:value="0.77785168100031588" table:style-name="ce47">
            <text:p>77,8%</text:p>
          </table:table-cell>
          <table:table-cell office:value-type="float" office:value="544862" table:style-name="ce46">
            <text:p>544.862</text:p>
          </table:table-cell>
          <table:table-cell office:value-type="percentage" office:value="0.83037219240253224" table:style-name="ce47">
            <text:p>83,0%</text:p>
          </table:table-cell>
          <table:table-cell office:value-type="float" office:value="6008529" table:style-name="ce46">
            <text:p>6.008.52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481276461921043" table:style-name="ce47">
            <text:p>87,5%</text:p>
          </table:table-cell>
          <table:table-cell office:value-type="percentage" office:value="0.77225695230332225" table:style-name="ce47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253" table:style-name="ce46">
            <text:p>293.253</text:p>
          </table:table-cell>
          <table:table-cell office:value-type="percentage" office:value="1" table:style-name="ce47">
            <text:p>100,0%</text:p>
          </table:table-cell>
          <table:table-cell office:value-type="float" office:value="432620" table:style-name="ce46">
            <text:p>432.620</text:p>
          </table:table-cell>
          <table:table-cell office:value-type="percentage" office:value="0.9880281915306649" table:style-name="ce47">
            <text:p>98,8%</text:p>
          </table:table-cell>
          <table:table-cell office:value-type="float" office:value="568684" table:style-name="ce46">
            <text:p>568.684</text:p>
          </table:table-cell>
          <table:table-cell office:value-type="percentage" office:value="0.9792605143888361" table:style-name="ce47">
            <text:p>97,9%</text:p>
          </table:table-cell>
          <table:table-cell office:value-type="float" office:value="713252" table:style-name="ce46">
            <text:p>713.252</text:p>
          </table:table-cell>
          <table:table-cell office:value-type="percentage" office:value="0.94805232782248305" table:style-name="ce47">
            <text:p>94,8%</text:p>
          </table:table-cell>
          <table:table-cell office:value-type="float" office:value="752569" table:style-name="ce46">
            <text:p>752.569</text:p>
          </table:table-cell>
          <table:table-cell office:value-type="percentage" office:value="0.88372428921027535" table:style-name="ce47">
            <text:p>88,4%</text:p>
          </table:table-cell>
          <table:table-cell office:value-type="float" office:value="511319" table:style-name="ce46">
            <text:p>511.319</text:p>
          </table:table-cell>
          <table:table-cell office:value-type="percentage" office:value="0.78814937442100996" table:style-name="ce47">
            <text:p>78,8%</text:p>
          </table:table-cell>
          <table:table-cell office:value-type="float" office:value="426579" table:style-name="ce46">
            <text:p>426.579</text:p>
          </table:table-cell>
          <table:table-cell office:value-type="percentage" office:value="0.82650166819730064" table:style-name="ce47">
            <text:p>82,7%</text:p>
          </table:table-cell>
          <table:table-cell office:value-type="float" office:value="373886" table:style-name="ce46">
            <text:p>373.886</text:p>
          </table:table-cell>
          <table:table-cell office:value-type="percentage" office:value="0.88070364708348747" table:style-name="ce47">
            <text:p>88,1%</text:p>
          </table:table-cell>
          <table:table-cell office:value-type="float" office:value="4072162" table:style-name="ce46">
            <text:p>4.072.162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725168704894044" table:style-name="ce47">
            <text:p>90,7%</text:p>
          </table:table-cell>
          <table:table-cell office:value-type="percentage" office:value="0.80519631514746948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99" table:style-name="ce46">
            <text:p>77.599</text:p>
          </table:table-cell>
          <table:table-cell office:value-type="percentage" office:value="1" table:style-name="ce47">
            <text:p>100,0%</text:p>
          </table:table-cell>
          <table:table-cell office:value-type="float" office:value="95653" table:style-name="ce46">
            <text:p>95.653</text:p>
          </table:table-cell>
          <table:table-cell office:value-type="percentage" office:value="1" table:style-name="ce47">
            <text:p>100,0%</text:p>
          </table:table-cell>
          <table:table-cell office:value-type="float" office:value="132183" table:style-name="ce46">
            <text:p>132.183</text:p>
          </table:table-cell>
          <table:table-cell office:value-type="percentage" office:value="1.0549574211673065" table:style-name="ce47">
            <text:p>105,5%</text:p>
          </table:table-cell>
          <table:table-cell office:value-type="float" office:value="160852" table:style-name="ce46">
            <text:p>160.852</text:p>
          </table:table-cell>
          <table:table-cell office:value-type="percentage" office:value="0.95057204992435707" table:style-name="ce47">
            <text:p>95,1%</text:p>
          </table:table-cell>
          <table:table-cell office:value-type="float" office:value="145172" table:style-name="ce46">
            <text:p>145.172</text:p>
          </table:table-cell>
          <table:table-cell office:value-type="percentage" office:value="0.91020351862766002" table:style-name="ce47">
            <text:p>91,0%</text:p>
          </table:table-cell>
          <table:table-cell office:value-type="float" office:value="111890" table:style-name="ce46">
            <text:p>111.890</text:p>
          </table:table-cell>
          <table:table-cell office:value-type="percentage" office:value="0.83825920182200941" table:style-name="ce47">
            <text:p>83,8%</text:p>
          </table:table-cell>
          <table:table-cell office:value-type="float" office:value="92053" table:style-name="ce46">
            <text:p>92.053</text:p>
          </table:table-cell>
          <table:table-cell office:value-type="percentage" office:value="0.81232792093187434" table:style-name="ce47">
            <text:p>81,2%</text:p>
          </table:table-cell>
          <table:table-cell office:value-type="float" office:value="77055" table:style-name="ce46">
            <text:p>77.055</text:p>
          </table:table-cell>
          <table:table-cell office:value-type="percentage" office:value="0.90920353982300883" table:style-name="ce47">
            <text:p>90,9%</text:p>
          </table:table-cell>
          <table:table-cell office:value-type="float" office:value="892457" table:style-name="ce46">
            <text:p>892.457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604191991709995" table:style-name="ce47">
            <text:p>93,6%</text:p>
          </table:table-cell>
          <table:table-cell office:value-type="percentage" office:value="0.83878562426044678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267" table:style-name="ce46">
            <text:p>241.267</text:p>
          </table:table-cell>
          <table:table-cell office:value-type="percentage" office:value="1" table:style-name="ce47">
            <text:p>100,0%</text:p>
          </table:table-cell>
          <table:table-cell office:value-type="float" office:value="290809" table:style-name="ce46">
            <text:p>290.809</text:p>
          </table:table-cell>
          <table:table-cell office:value-type="percentage" office:value="1" table:style-name="ce47">
            <text:p>100,0%</text:p>
          </table:table-cell>
          <table:table-cell office:value-type="float" office:value="346465" table:style-name="ce46">
            <text:p>346.465</text:p>
          </table:table-cell>
          <table:table-cell office:value-type="percentage" office:value="0.99866830774197457" table:style-name="ce47">
            <text:p>99,9%</text:p>
          </table:table-cell>
          <table:table-cell office:value-type="float" office:value="390911" table:style-name="ce46">
            <text:p>390.911</text:p>
          </table:table-cell>
          <table:table-cell office:value-type="percentage" office:value="0.96309828549184628" table:style-name="ce47">
            <text:p>96,3%</text:p>
          </table:table-cell>
          <table:table-cell office:value-type="float" office:value="408321" table:style-name="ce46">
            <text:p>408.321</text:p>
          </table:table-cell>
          <table:table-cell office:value-type="percentage" office:value="0.92125824363015285" table:style-name="ce47">
            <text:p>92,1%</text:p>
          </table:table-cell>
          <table:table-cell office:value-type="float" office:value="263951" table:style-name="ce46">
            <text:p>263.951</text:p>
          </table:table-cell>
          <table:table-cell office:value-type="percentage" office:value="0.81615482610201351" table:style-name="ce47">
            <text:p>81,6%</text:p>
          </table:table-cell>
          <table:table-cell office:value-type="float" office:value="198696" table:style-name="ce46">
            <text:p>198.696</text:p>
          </table:table-cell>
          <table:table-cell office:value-type="percentage" office:value="0.86022659872457041" table:style-name="ce47">
            <text:p>86,0%</text:p>
          </table:table-cell>
          <table:table-cell office:value-type="float" office:value="170428" table:style-name="ce46">
            <text:p>170.428</text:p>
          </table:table-cell>
          <table:table-cell office:value-type="percentage" office:value="0.94678540278989154" table:style-name="ce47">
            <text:p>94,7%</text:p>
          </table:table-cell>
          <table:table-cell office:value-type="float" office:value="2310848" table:style-name="ce46">
            <text:p>2.310.848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147517800999558" table:style-name="ce47">
            <text:p>94,1%</text:p>
          </table:table-cell>
          <table:table-cell office:value-type="percentage" office:value="0.85529341528799674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95" table:style-name="ce46">
            <text:p>23.195</text:p>
          </table:table-cell>
          <table:table-cell office:value-type="percentage" office:value="1" table:style-name="ce47">
            <text:p>100,0%</text:p>
          </table:table-cell>
          <table:table-cell office:value-type="float" office:value="28595" table:style-name="ce46">
            <text:p>28.595</text:p>
          </table:table-cell>
          <table:table-cell office:value-type="percentage" office:value="1" table:style-name="ce47">
            <text:p>100,0%</text:p>
          </table:table-cell>
          <table:table-cell office:value-type="float" office:value="37700" table:style-name="ce46">
            <text:p>37.700</text:p>
          </table:table-cell>
          <table:table-cell office:value-type="percentage" office:value="0.9995227742722308" table:style-name="ce47">
            <text:p>100,0%</text:p>
          </table:table-cell>
          <table:table-cell office:value-type="float" office:value="45034" table:style-name="ce46">
            <text:p>45.034</text:p>
          </table:table-cell>
          <table:table-cell office:value-type="percentage" office:value="0.94482208794897615" table:style-name="ce47">
            <text:p>94,5%</text:p>
          </table:table-cell>
          <table:table-cell office:value-type="float" office:value="47243" table:style-name="ce46">
            <text:p>47.243</text:p>
          </table:table-cell>
          <table:table-cell office:value-type="percentage" office:value="0.89226962811868471" table:style-name="ce47">
            <text:p>89,2%</text:p>
          </table:table-cell>
          <table:table-cell office:value-type="float" office:value="31108" table:style-name="ce46">
            <text:p>31.108</text:p>
          </table:table-cell>
          <table:table-cell office:value-type="percentage" office:value="0.79116966352145268" table:style-name="ce47">
            <text:p>79,1%</text:p>
          </table:table-cell>
          <table:table-cell office:value-type="float" office:value="24126" table:style-name="ce46">
            <text:p>24.126</text:p>
          </table:table-cell>
          <table:table-cell office:value-type="percentage" office:value="0.79210716396349068" table:style-name="ce47">
            <text:p>79,2%</text:p>
          </table:table-cell>
          <table:table-cell office:value-type="float" office:value="22100" table:style-name="ce46">
            <text:p>22.100</text:p>
          </table:table-cell>
          <table:table-cell office:value-type="percentage" office:value="0.86558044806517309" table:style-name="ce47">
            <text:p>86,6%</text:p>
          </table:table-cell>
          <table:table-cell office:value-type="float" office:value="259101" table:style-name="ce46">
            <text:p>259.101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24238475895341" table:style-name="ce47">
            <text:p>91,2%</text:p>
          </table:table-cell>
          <table:table-cell office:value-type="percentage" office:value="0.80990828785236035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313" table:style-name="ce46">
            <text:p>372.313</text:p>
          </table:table-cell>
          <table:table-cell office:value-type="percentage" office:value="1" table:style-name="ce47">
            <text:p>100,0%</text:p>
          </table:table-cell>
          <table:table-cell office:value-type="float" office:value="510884" table:style-name="ce46">
            <text:p>510.884</text:p>
          </table:table-cell>
          <table:table-cell office:value-type="percentage" office:value="0.97111281342606937" table:style-name="ce47">
            <text:p>97,1%</text:p>
          </table:table-cell>
          <table:table-cell office:value-type="float" office:value="681556" table:style-name="ce46">
            <text:p>681.556</text:p>
          </table:table-cell>
          <table:table-cell office:value-type="percentage" office:value="0.96905120406982281" table:style-name="ce47">
            <text:p>96,9%</text:p>
          </table:table-cell>
          <table:table-cell office:value-type="float" office:value="941023" table:style-name="ce46">
            <text:p>941.023</text:p>
          </table:table-cell>
          <table:table-cell office:value-type="percentage" office:value="0.96735140313924073" table:style-name="ce47">
            <text:p>96,7%</text:p>
          </table:table-cell>
          <table:table-cell office:value-type="float" office:value="1028273" table:style-name="ce46">
            <text:p>1.028.273</text:p>
          </table:table-cell>
          <table:table-cell office:value-type="percentage" office:value="0.88190272313805407" table:style-name="ce47">
            <text:p>88,2%</text:p>
          </table:table-cell>
          <table:table-cell office:value-type="float" office:value="745697" table:style-name="ce46">
            <text:p>745.697</text:p>
          </table:table-cell>
          <table:table-cell office:value-type="percentage" office:value="0.7852417758308412" table:style-name="ce47">
            <text:p>78,5%</text:p>
          </table:table-cell>
          <table:table-cell office:value-type="float" office:value="598696" table:style-name="ce46">
            <text:p>598.696</text:p>
          </table:table-cell>
          <table:table-cell office:value-type="percentage" office:value="0.80635172901444496" table:style-name="ce47">
            <text:p>80,6%</text:p>
          </table:table-cell>
          <table:table-cell office:value-type="float" office:value="458955" table:style-name="ce46">
            <text:p>458.955</text:p>
          </table:table-cell>
          <table:table-cell office:value-type="percentage" office:value="0.82912407730578708" table:style-name="ce47">
            <text:p>82,9%</text:p>
          </table:table-cell>
          <table:table-cell office:value-type="float" office:value="5337397" table:style-name="ce46">
            <text:p>5.337.397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284932243347492" table:style-name="ce47">
            <text:p>89,3%</text:p>
          </table:table-cell>
          <table:table-cell office:value-type="percentage" office:value="0.78723970071482008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35" table:style-name="ce46">
            <text:p>73.335</text:p>
          </table:table-cell>
          <table:table-cell office:value-type="percentage" office:value="1" table:style-name="ce47">
            <text:p>100,0%</text:p>
          </table:table-cell>
          <table:table-cell office:value-type="float" office:value="102839" table:style-name="ce46">
            <text:p>102.839</text:p>
          </table:table-cell>
          <table:table-cell office:value-type="percentage" office:value="0.999416903954363" table:style-name="ce47">
            <text:p>99,9%</text:p>
          </table:table-cell>
          <table:table-cell office:value-type="float" office:value="145726" table:style-name="ce46">
            <text:p>145.726</text:p>
          </table:table-cell>
          <table:table-cell office:value-type="percentage" office:value="0.99194739600705195" table:style-name="ce47">
            <text:p>99,2%</text:p>
          </table:table-cell>
          <table:table-cell office:value-type="float" office:value="206851" table:style-name="ce46">
            <text:p>206.851</text:p>
          </table:table-cell>
          <table:table-cell office:value-type="percentage" office:value="0.96996567505720821" table:style-name="ce47">
            <text:p>97,0%</text:p>
          </table:table-cell>
          <table:table-cell office:value-type="float" office:value="230768" table:style-name="ce46">
            <text:p>230.768</text:p>
          </table:table-cell>
          <table:table-cell office:value-type="percentage" office:value="0.90797420492058056" table:style-name="ce47">
            <text:p>90,8%</text:p>
          </table:table-cell>
          <table:table-cell office:value-type="float" office:value="167203" table:style-name="ce46">
            <text:p>167.203</text:p>
          </table:table-cell>
          <table:table-cell office:value-type="percentage" office:value="0.8000028707721899" table:style-name="ce47">
            <text:p>80,0%</text:p>
          </table:table-cell>
          <table:table-cell office:value-type="float" office:value="141330" table:style-name="ce46">
            <text:p>141.330</text:p>
          </table:table-cell>
          <table:table-cell office:value-type="percentage" office:value="0.82050299568064655" table:style-name="ce47">
            <text:p>82,1%</text:p>
          </table:table-cell>
          <table:table-cell office:value-type="float" office:value="121372" table:style-name="ce46">
            <text:p>121.372</text:p>
          </table:table-cell>
          <table:table-cell office:value-type="percentage" office:value="0.8553709106798032" table:style-name="ce47">
            <text:p>85,5%</text:p>
          </table:table-cell>
          <table:table-cell office:value-type="float" office:value="1189424" table:style-name="ce46">
            <text:p>1.189.42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786230752967056" table:style-name="ce47">
            <text:p>90,8%</text:p>
          </table:table-cell>
          <table:table-cell office:value-type="percentage" office:value="0.78704596390672366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82" table:style-name="ce46">
            <text:p>42.182</text:p>
          </table:table-cell>
          <table:table-cell office:value-type="percentage" office:value="1" table:style-name="ce47">
            <text:p>100,0%</text:p>
          </table:table-cell>
          <table:table-cell office:value-type="float" office:value="55822" table:style-name="ce46">
            <text:p>55.822</text:p>
          </table:table-cell>
          <table:table-cell office:value-type="percentage" office:value="1" table:style-name="ce47">
            <text:p>100,0%</text:p>
          </table:table-cell>
          <table:table-cell office:value-type="float" office:value="71983" table:style-name="ce46">
            <text:p>71.983</text:p>
          </table:table-cell>
          <table:table-cell office:value-type="percentage" office:value="0.97479822328151233" table:style-name="ce47">
            <text:p>97,5%</text:p>
          </table:table-cell>
          <table:table-cell office:value-type="float" office:value="91810" table:style-name="ce46">
            <text:p>91.810</text:p>
          </table:table-cell>
          <table:table-cell office:value-type="percentage" office:value="0.94949014416613231" table:style-name="ce47">
            <text:p>94,9%</text:p>
          </table:table-cell>
          <table:table-cell office:value-type="float" office:value="95378" table:style-name="ce46">
            <text:p>95.378</text:p>
          </table:table-cell>
          <table:table-cell office:value-type="percentage" office:value="0.88311327568008002" table:style-name="ce47">
            <text:p>88,3%</text:p>
          </table:table-cell>
          <table:table-cell office:value-type="float" office:value="64428" table:style-name="ce46">
            <text:p>64.428</text:p>
          </table:table-cell>
          <table:table-cell office:value-type="percentage" office:value="0.79207287837621865" table:style-name="ce47">
            <text:p>79,2%</text:p>
          </table:table-cell>
          <table:table-cell office:value-type="float" office:value="57685" table:style-name="ce46">
            <text:p>57.685</text:p>
          </table:table-cell>
          <table:table-cell office:value-type="percentage" office:value="0.84672743552482865" table:style-name="ce47">
            <text:p>84,7%</text:p>
          </table:table-cell>
          <table:table-cell office:value-type="float" office:value="50329" table:style-name="ce46">
            <text:p>50.329</text:p>
          </table:table-cell>
          <table:table-cell office:value-type="percentage" office:value="0.89254805987089447" table:style-name="ce47">
            <text:p>89,3%</text:p>
          </table:table-cell>
          <table:table-cell office:value-type="float" office:value="529617" table:style-name="ce46">
            <text:p>529.61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100603074890685" table:style-name="ce47">
            <text:p>91,1%</text:p>
          </table:table-cell>
          <table:table-cell office:value-type="percentage" office:value="0.80099728220182487" table:style-name="ce47">
            <text:p>8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89" table:style-name="ce46">
            <text:p>162.089</text:p>
          </table:table-cell>
          <table:table-cell office:value-type="percentage" office:value="1.026204495093384" table:style-name="ce47">
            <text:p>102,6%</text:p>
          </table:table-cell>
          <table:table-cell office:value-type="float" office:value="212322" table:style-name="ce46">
            <text:p>212.322</text:p>
          </table:table-cell>
          <table:table-cell office:value-type="percentage" office:value="0.99643797429146663" table:style-name="ce47">
            <text:p>99,6%</text:p>
          </table:table-cell>
          <table:table-cell office:value-type="float" office:value="273937" table:style-name="ce46">
            <text:p>273.937</text:p>
          </table:table-cell>
          <table:table-cell office:value-type="percentage" office:value="0.97793080797803789" table:style-name="ce47">
            <text:p>97,8%</text:p>
          </table:table-cell>
          <table:table-cell office:value-type="float" office:value="322382" table:style-name="ce46">
            <text:p>322.382</text:p>
          </table:table-cell>
          <table:table-cell office:value-type="percentage" office:value="0.94824649902787539" table:style-name="ce47">
            <text:p>94,8%</text:p>
          </table:table-cell>
          <table:table-cell office:value-type="float" office:value="319790" table:style-name="ce46">
            <text:p>319.790</text:p>
          </table:table-cell>
          <table:table-cell office:value-type="percentage" office:value="0.88307334598062037" table:style-name="ce47">
            <text:p>88,3%</text:p>
          </table:table-cell>
          <table:table-cell office:value-type="float" office:value="203419" table:style-name="ce46">
            <text:p>203.419</text:p>
          </table:table-cell>
          <table:table-cell office:value-type="percentage" office:value="0.78075020246178173" table:style-name="ce47">
            <text:p>78,1%</text:p>
          </table:table-cell>
          <table:table-cell office:value-type="float" office:value="166455" table:style-name="ce46">
            <text:p>166.455</text:p>
          </table:table-cell>
          <table:table-cell office:value-type="percentage" office:value="0.82594003989401288" table:style-name="ce47">
            <text:p>82,6%</text:p>
          </table:table-cell>
          <table:table-cell office:value-type="float" office:value="149906" table:style-name="ce46">
            <text:p>149.906</text:p>
          </table:table-cell>
          <table:table-cell office:value-type="percentage" office:value="0.88909054244807417" table:style-name="ce47">
            <text:p>88,9%</text:p>
          </table:table-cell>
          <table:table-cell office:value-type="float" office:value="1810300" table:style-name="ce46">
            <text:p>1.810.300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247581205710038" table:style-name="ce47">
            <text:p>91,2%</text:p>
          </table:table-cell>
          <table:table-cell office:value-type="percentage" office:value="0.81526536317880982" table:style-name="ce47">
            <text:p>81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9" table:style-name="ce46">
            <text:p>2.379</text:p>
          </table:table-cell>
          <table:table-cell office:value-type="percentage" office:value="0.9132437619961612" table:style-name="ce47">
            <text:p>91,3%</text:p>
          </table:table-cell>
          <table:table-cell office:value-type="float" office:value="3856" table:style-name="ce46">
            <text:p>3.856</text:p>
          </table:table-cell>
          <table:table-cell office:value-type="percentage" office:value="0.89300602130616025" table:style-name="ce47">
            <text:p>89,3%</text:p>
          </table:table-cell>
          <table:table-cell office:value-type="float" office:value="7548" table:style-name="ce46">
            <text:p>7.548</text:p>
          </table:table-cell>
          <table:table-cell office:value-type="percentage" office:value="0.96067201221840393" table:style-name="ce47">
            <text:p>96,1%</text:p>
          </table:table-cell>
          <table:table-cell office:value-type="float" office:value="10516" table:style-name="ce46">
            <text:p>10.516</text:p>
          </table:table-cell>
          <table:table-cell office:value-type="percentage" office:value="0.91000346140533062" table:style-name="ce47">
            <text:p>91,0%</text:p>
          </table:table-cell>
          <table:table-cell office:value-type="float" office:value="11028" table:style-name="ce46">
            <text:p>11.028</text:p>
          </table:table-cell>
          <table:table-cell office:value-type="percentage" office:value="0.87233032747982919" table:style-name="ce47">
            <text:p>87,2%</text:p>
          </table:table-cell>
          <table:table-cell office:value-type="float" office:value="9048" table:style-name="ce46">
            <text:p>9.048</text:p>
          </table:table-cell>
          <table:table-cell office:value-type="percentage" office:value="0.76071969060030264" table:style-name="ce47">
            <text:p>76,1%</text:p>
          </table:table-cell>
          <table:table-cell office:value-type="float" office:value="8777" table:style-name="ce46">
            <text:p>8.777</text:p>
          </table:table-cell>
          <table:table-cell office:value-type="percentage" office:value="0.80031002097200687" table:style-name="ce47">
            <text:p>80,0%</text:p>
          </table:table-cell>
          <table:table-cell office:value-type="float" office:value="8127" table:style-name="ce46">
            <text:p>8.127</text:p>
          </table:table-cell>
          <table:table-cell office:value-type="percentage" office:value="0.89053254437869822" table:style-name="ce47">
            <text:p>89,1%</text:p>
          </table:table-cell>
          <table:table-cell office:value-type="float" office:value="61279" table:style-name="ce46">
            <text:p>61.279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6351018107517785" table:style-name="ce47">
            <text:p>86,4%</text:p>
          </table:table-cell>
          <table:table-cell office:value-type="percentage" office:value="0.7277618108833519" table:style-name="ce47">
            <text:p>72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2" table:style-name="ce46">
            <text:p>2.042</text:p>
          </table:table-cell>
          <table:table-cell office:value-type="percentage" office:value="0.86930608769689233" table:style-name="ce47">
            <text:p>86,9%</text:p>
          </table:table-cell>
          <table:table-cell office:value-type="float" office:value="3357" table:style-name="ce46">
            <text:p>3.357</text:p>
          </table:table-cell>
          <table:table-cell office:value-type="percentage" office:value="0.89567769477054426" table:style-name="ce47">
            <text:p>89,6%</text:p>
          </table:table-cell>
          <table:table-cell office:value-type="float" office:value="7333" table:style-name="ce46">
            <text:p>7.333</text:p>
          </table:table-cell>
          <table:table-cell office:value-type="percentage" office:value="0.93688514117797372" table:style-name="ce47">
            <text:p>93,7%</text:p>
          </table:table-cell>
          <table:table-cell office:value-type="float" office:value="9929" table:style-name="ce46">
            <text:p>9.929</text:p>
          </table:table-cell>
          <table:table-cell office:value-type="percentage" office:value="0.87875033188777762" table:style-name="ce47">
            <text:p>87,9%</text:p>
          </table:table-cell>
          <table:table-cell office:value-type="float" office:value="10391" table:style-name="ce46">
            <text:p>10.391</text:p>
          </table:table-cell>
          <table:table-cell office:value-type="percentage" office:value="0.86577237127145479" table:style-name="ce47">
            <text:p>86,6%</text:p>
          </table:table-cell>
          <table:table-cell office:value-type="float" office:value="8826" table:style-name="ce46">
            <text:p>8.826</text:p>
          </table:table-cell>
          <table:table-cell office:value-type="percentage" office:value="0.72743756696612549" table:style-name="ce47">
            <text:p>72,7%</text:p>
          </table:table-cell>
          <table:table-cell office:value-type="float" office:value="8747" table:style-name="ce46">
            <text:p>8.747</text:p>
          </table:table-cell>
          <table:table-cell office:value-type="percentage" office:value="0.72922050854522713" table:style-name="ce47">
            <text:p>72,9%</text:p>
          </table:table-cell>
          <table:table-cell office:value-type="float" office:value="8029" table:style-name="ce46">
            <text:p>8.029</text:p>
          </table:table-cell>
          <table:table-cell office:value-type="percentage" office:value="0.83862544391059124" table:style-name="ce47">
            <text:p>83,9%</text:p>
          </table:table-cell>
          <table:table-cell office:value-type="float" office:value="58654" table:style-name="ce46">
            <text:p>58.654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696293372058594" table:style-name="ce47">
            <text:p>82,7%</text:p>
          </table:table-cell>
          <table:table-cell office:value-type="percentage" office:value="0.67359547981074008" table:style-name="ce47">
            <text:p>67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83" table:style-name="ce46">
            <text:p>3.583</text:p>
          </table:table-cell>
          <table:table-cell office:value-type="string" table:style-name="ce47">
            <text:p>-</text:p>
          </table:table-cell>
          <table:table-cell office:value-type="float" office:value="9463" table:style-name="ce46">
            <text:p>9.463</text:p>
          </table:table-cell>
          <table:table-cell office:value-type="string" table:style-name="ce47">
            <text:p>-</text:p>
          </table:table-cell>
          <table:table-cell office:value-type="float" office:value="22072" table:style-name="ce46">
            <text:p>22.072</text:p>
          </table:table-cell>
          <table:table-cell office:value-type="string" table:style-name="ce47">
            <text:p>-</text:p>
          </table:table-cell>
          <table:table-cell office:value-type="float" office:value="31816" table:style-name="ce46">
            <text:p>31.816</text:p>
          </table:table-cell>
          <table:table-cell office:value-type="string" table:style-name="ce47">
            <text:p>-</text:p>
          </table:table-cell>
          <table:table-cell office:value-type="float" office:value="23800" table:style-name="ce46">
            <text:p>23.800</text:p>
          </table:table-cell>
          <table:table-cell office:value-type="string" table:style-name="ce47">
            <text:p>-</text:p>
          </table:table-cell>
          <table:table-cell office:value-type="float" office:value="1248" table:style-name="ce46">
            <text:p>1.248</text:p>
          </table:table-cell>
          <table:table-cell office:value-type="string" table:style-name="ce47">
            <text:p>-</text:p>
          </table:table-cell>
          <table:table-cell office:value-type="float" office:value="92023" table:style-name="ce46">
            <text:p>92.023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7" table:style-name="ce49">
            <text:p>47</text:p>
          </table:table-cell>
          <table:table-cell office:value-type="string" table:style-name="ce50">
            <text:p>-</text:p>
          </table:table-cell>
          <table:table-cell office:value-type="float" office:value="278" table:style-name="ce49">
            <text:p>278</text:p>
          </table:table-cell>
          <table:table-cell office:value-type="string" table:style-name="ce50">
            <text:p>-</text:p>
          </table:table-cell>
          <table:table-cell office:value-type="float" office:value="861" table:style-name="ce49">
            <text:p>861</text:p>
          </table:table-cell>
          <table:table-cell office:value-type="string" table:style-name="ce50">
            <text:p>-</text:p>
          </table:table-cell>
          <table:table-cell office:value-type="float" office:value="1779" table:style-name="ce49">
            <text:p>1.779</text:p>
          </table:table-cell>
          <table:table-cell office:value-type="string" table:style-name="ce50">
            <text:p>-</text:p>
          </table:table-cell>
          <table:table-cell office:value-type="float" office:value="2175" table:style-name="ce49">
            <text:p>2.175</text:p>
          </table:table-cell>
          <table:table-cell office:value-type="string" table:style-name="ce50">
            <text:p>-</text:p>
          </table:table-cell>
          <table:table-cell office:value-type="float" office:value="1960" table:style-name="ce49">
            <text:p>1.960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370" table:style-name="ce49">
            <text:p>7.37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3464" table:style-name="ce53">
            <text:p>2.913.464</text:p>
          </table:table-cell>
          <table:table-cell office:value-type="percentage" office:value="1" table:style-name="ce54">
            <text:p>100,0%</text:p>
          </table:table-cell>
          <table:table-cell office:value-type="float" office:value="3932315" table:style-name="ce53">
            <text:p>3.932.315</text:p>
          </table:table-cell>
          <table:table-cell office:value-type="percentage" office:value="0.99299755432072112" table:style-name="ce54">
            <text:p>99,3%</text:p>
          </table:table-cell>
          <table:table-cell office:value-type="float" office:value="5247335" table:style-name="ce53">
            <text:p>5.247.335</text:p>
          </table:table-cell>
          <table:table-cell office:value-type="percentage" office:value="0.98320194206992484" table:style-name="ce54">
            <text:p>98,3%</text:p>
          </table:table-cell>
          <table:table-cell office:value-type="float" office:value="6670178" table:style-name="ce53">
            <text:p>6.670.178</text:p>
          </table:table-cell>
          <table:table-cell office:value-type="percentage" office:value="0.94837022589376885" table:style-name="ce54">
            <text:p>94,8%</text:p>
          </table:table-cell>
          <table:table-cell office:value-type="float" office:value="6971128" table:style-name="ce53">
            <text:p>6.971.128</text:p>
          </table:table-cell>
          <table:table-cell office:value-type="percentage" office:value="0.88334520017582951" table:style-name="ce54">
            <text:p>88,3%</text:p>
          </table:table-cell>
          <table:table-cell office:value-type="float" office:value="4909129" table:style-name="ce53">
            <text:p>4.909.129</text:p>
          </table:table-cell>
          <table:table-cell office:value-type="percentage" office:value="0.78793121408037325" table:style-name="ce54">
            <text:p>78,8%</text:p>
          </table:table-cell>
          <table:table-cell office:value-type="float" office:value="4005297" table:style-name="ce53">
            <text:p>4.005.297</text:p>
          </table:table-cell>
          <table:table-cell office:value-type="percentage" office:value="0.81002803035205795" table:style-name="ce54">
            <text:p>81,0%</text:p>
          </table:table-cell>
          <table:table-cell office:value-type="float" office:value="3368033" table:style-name="ce53">
            <text:p>3.368.033</text:p>
          </table:table-cell>
          <table:table-cell office:value-type="percentage" office:value="0.86611081480993835" table:style-name="ce54">
            <text:p>86,6%</text:p>
          </table:table-cell>
          <table:table-cell office:value-type="float" office:value="38016879" table:style-name="ce53">
            <text:p>38.016.879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258867872368043" table:style-name="ce54">
            <text:p>90,3%</text:p>
          </table:table-cell>
          <table:table-cell office:value-type="percentage" office:value="0.80118529099459768" table:style-name="ce54">
            <text:p>80,1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number-columns-repeated="1638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table:number-columns-repeated="16373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table:number-columns-repeated="16373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45702" table:style-name="ce60">
            <text:p>945.702</text:p>
          </table:table-cell>
          <table:table-cell office:value-type="percentage" office:value="0.87435061783183321" table:style-name="ce61">
            <text:p>87,4%</text:p>
          </table:table-cell>
          <table:table-cell office:value-type="float" office:value="662947" table:style-name="ce60">
            <text:p>662.947</text:p>
          </table:table-cell>
          <table:table-cell office:value-type="percentage" office:value="0.71479616976634108" table:style-name="ce61">
            <text:p>71,5%</text:p>
          </table:table-cell>
          <table:table-cell office:value-type="float" office:value="169179" table:style-name="ce60">
            <text:p>169.179</text:p>
          </table:table-cell>
          <table:table-cell office:value-type="percentage" office:value="0.13933268490021075" table:style-name="ce61">
            <text:p>13,9%</text:p>
          </table:table-cell>
          <table:table-cell office:value-type="float" office:value="127943" table:style-name="ce60">
            <text:p>127.943</text:p>
          </table:table-cell>
          <table:table-cell office:value-type="percentage" office:value="0.10215319905913313" table:style-name="ce61">
            <text:p>10,2%</text:p>
          </table:table-cell>
          <table:table-cell office:value-type="float" office:value="143746" table:style-name="ce60">
            <text:p>143.746</text:p>
          </table:table-cell>
          <table:table-cell office:value-type="percentage" office:value="0.45124248169866521" table:style-name="ce44">
            <text:p>45,1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4561" table:style-name="ce7">
            <text:p>194.561</text:p>
          </table:table-cell>
          <table:table-cell office:value-type="percentage" office:value="0.88692009281250139" table:style-name="ce47">
            <text:p>88,7%</text:p>
          </table:table-cell>
          <table:table-cell office:value-type="float" office:value="116171" table:style-name="ce7">
            <text:p>116.171</text:p>
          </table:table-cell>
          <table:table-cell office:value-type="percentage" office:value="0.75553951313419054" table:style-name="ce47">
            <text:p>75,6%</text:p>
          </table:table-cell>
          <table:table-cell office:value-type="float" office:value="39793" table:style-name="ce7">
            <text:p>39.793</text:p>
          </table:table-cell>
          <table:table-cell office:value-type="percentage" office:value="0.2144354451934839" table:style-name="ce47">
            <text:p>21,4%</text:p>
          </table:table-cell>
          <table:table-cell office:value-type="float" office:value="30793" table:style-name="ce7">
            <text:p>30.793</text:p>
          </table:table-cell>
          <table:table-cell office:value-type="percentage" office:value="0.16375858199628801" table:style-name="ce47">
            <text:p>16,4%</text:p>
          </table:table-cell>
          <table:table-cell office:value-type="float" office:value="30259" table:style-name="ce7">
            <text:p>30.259</text:p>
          </table:table-cell>
          <table:table-cell office:value-type="percentage" office:value="0.5154240550530601" table:style-name="ce47">
            <text:p>51,5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88251" table:style-name="ce7">
            <text:p>188.251</text:p>
          </table:table-cell>
          <table:table-cell office:value-type="percentage" office:value="0.93040186227654409" table:style-name="ce47">
            <text:p>93,0%</text:p>
          </table:table-cell>
          <table:table-cell office:value-type="float" office:value="131902" table:style-name="ce7">
            <text:p>131.902</text:p>
          </table:table-cell>
          <table:table-cell office:value-type="percentage" office:value="0.89285254956644167" table:style-name="ce47">
            <text:p>89,3%</text:p>
          </table:table-cell>
          <table:table-cell office:value-type="float" office:value="97484" table:style-name="ce7">
            <text:p>97.484</text:p>
          </table:table-cell>
          <table:table-cell office:value-type="percentage" office:value="0.63774221826793498" table:style-name="ce47">
            <text:p>63,8%</text:p>
          </table:table-cell>
          <table:table-cell office:value-type="float" office:value="41926" table:style-name="ce7">
            <text:p>41.926</text:p>
          </table:table-cell>
          <table:table-cell office:value-type="percentage" office:value="0.27850590212503074" table:style-name="ce47">
            <text:p>27,9%</text:p>
          </table:table-cell>
          <table:table-cell office:value-type="float" office:value="37821" table:style-name="ce7">
            <text:p>37.821</text:p>
          </table:table-cell>
          <table:table-cell office:value-type="percentage" office:value="0.83560160841323849" table:style-name="ce47">
            <text:p>83,6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09755" table:style-name="ce7">
            <text:p>109.755</text:p>
          </table:table-cell>
          <table:table-cell office:value-type="percentage" office:value="0.84127300460667009" table:style-name="ce47">
            <text:p>84,1%</text:p>
          </table:table-cell>
          <table:table-cell office:value-type="float" office:value="67640" table:style-name="ce7">
            <text:p>67.640</text:p>
          </table:table-cell>
          <table:table-cell office:value-type="percentage" office:value="0.61037566438362345" table:style-name="ce47">
            <text:p>61,0%</text:p>
          </table:table-cell>
          <table:table-cell office:value-type="float" office:value="40651" table:style-name="ce7">
            <text:p>40.651</text:p>
          </table:table-cell>
          <table:table-cell office:value-type="percentage" office:value="0.26932785636201012" table:style-name="ce47">
            <text:p>26,9%</text:p>
          </table:table-cell>
          <table:table-cell office:value-type="float" office:value="18235" table:style-name="ce7">
            <text:p>18.235</text:p>
          </table:table-cell>
          <table:table-cell office:value-type="percentage" office:value="0.1075842945219623" table:style-name="ce47">
            <text:p>10,8%</text:p>
          </table:table-cell>
          <table:table-cell office:value-type="float" office:value="22865" table:style-name="ce7">
            <text:p>22.865</text:p>
          </table:table-cell>
          <table:table-cell office:value-type="percentage" office:value="0.44925827684448372" table:style-name="ce47">
            <text:p>44,9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00963" table:style-name="ce7">
            <text:p>200.963</text:p>
          </table:table-cell>
          <table:table-cell office:value-type="percentage" office:value="0.82645386016787092" table:style-name="ce47">
            <text:p>82,6%</text:p>
          </table:table-cell>
          <table:table-cell office:value-type="float" office:value="142170" table:style-name="ce7">
            <text:p>142.170</text:p>
          </table:table-cell>
          <table:table-cell office:value-type="percentage" office:value="0.63947787443437898" table:style-name="ce47">
            <text:p>63,9%</text:p>
          </table:table-cell>
          <table:table-cell office:value-type="float" office:value="119833" table:style-name="ce7">
            <text:p>119.833</text:p>
          </table:table-cell>
          <table:table-cell office:value-type="percentage" office:value="0.37408533539783229" table:style-name="ce47">
            <text:p>37,4%</text:p>
          </table:table-cell>
          <table:table-cell office:value-type="float" office:value="64896" table:style-name="ce7">
            <text:p>64.896</text:p>
          </table:table-cell>
          <table:table-cell office:value-type="percentage" office:value="0.20478384348374881" table:style-name="ce47">
            <text:p>20,5%</text:p>
          </table:table-cell>
          <table:table-cell office:value-type="float" office:value="79359" table:style-name="ce7">
            <text:p>79.359</text:p>
          </table:table-cell>
          <table:table-cell office:value-type="percentage" office:value="0.59171469686915157" table:style-name="ce47">
            <text:p>59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88914" table:style-name="ce7">
            <text:p>88.914</text:p>
          </table:table-cell>
          <table:table-cell office:value-type="percentage" office:value="0.90628694907652796" table:style-name="ce47">
            <text:p>90,6%</text:p>
          </table:table-cell>
          <table:table-cell office:value-type="float" office:value="65074" table:style-name="ce7">
            <text:p>65.074</text:p>
          </table:table-cell>
          <table:table-cell office:value-type="percentage" office:value="0.84984067283079978" table:style-name="ce47">
            <text:p>85,0%</text:p>
          </table:table-cell>
          <table:table-cell office:value-type="float" office:value="21717" table:style-name="ce7">
            <text:p>21.717</text:p>
          </table:table-cell>
          <table:table-cell office:value-type="percentage" office:value="0.2574263293900097" table:style-name="ce47">
            <text:p>25,7%</text:p>
          </table:table-cell>
          <table:table-cell office:value-type="float" office:value="16031" table:style-name="ce7">
            <text:p>16.031</text:p>
          </table:table-cell>
          <table:table-cell office:value-type="percentage" office:value="0.18188728910673158" table:style-name="ce47">
            <text:p>18,2%</text:p>
          </table:table-cell>
          <table:table-cell office:value-type="float" office:value="17896" table:style-name="ce7">
            <text:p>17.896</text:p>
          </table:table-cell>
          <table:table-cell office:value-type="percentage" office:value="0.80674390298877519" table:style-name="ce47">
            <text:p>80,7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0544" table:style-name="ce7">
            <text:p>440.544</text:p>
          </table:table-cell>
          <table:table-cell office:value-type="percentage" office:value="0.92132213775579563" table:style-name="ce47">
            <text:p>92,1%</text:p>
          </table:table-cell>
          <table:table-cell office:value-type="float" office:value="274883" table:style-name="ce7">
            <text:p>274.883</text:p>
          </table:table-cell>
          <table:table-cell office:value-type="percentage" office:value="0.85483670334181283" table:style-name="ce47">
            <text:p>85,5%</text:p>
          </table:table-cell>
          <table:table-cell office:value-type="float" office:value="126123" table:style-name="ce7">
            <text:p>126.123</text:p>
          </table:table-cell>
          <table:table-cell office:value-type="percentage" office:value="0.3588544926876458" table:style-name="ce47">
            <text:p>35,9%</text:p>
          </table:table-cell>
          <table:table-cell office:value-type="float" office:value="66529" table:style-name="ce7">
            <text:p>66.529</text:p>
          </table:table-cell>
          <table:table-cell office:value-type="percentage" office:value="0.20845422585961637" table:style-name="ce47">
            <text:p>20,8%</text:p>
          </table:table-cell>
          <table:table-cell office:value-type="float" office:value="75221" table:style-name="ce7">
            <text:p>75.221</text:p>
          </table:table-cell>
          <table:table-cell office:value-type="percentage" office:value="0.78698695347401681" table:style-name="ce47">
            <text:p>78,7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5521" table:style-name="ce7">
            <text:p>265.521</text:p>
          </table:table-cell>
          <table:table-cell office:value-type="percentage" office:value="0.89860600173953653" table:style-name="ce47">
            <text:p>89,9%</text:p>
          </table:table-cell>
          <table:table-cell office:value-type="float" office:value="174787" table:style-name="ce7">
            <text:p>174.787</text:p>
          </table:table-cell>
          <table:table-cell office:value-type="percentage" office:value="0.79743324193496878" table:style-name="ce47">
            <text:p>79,7%</text:p>
          </table:table-cell>
          <table:table-cell office:value-type="float" office:value="105599" table:style-name="ce7">
            <text:p>105.599</text:p>
          </table:table-cell>
          <table:table-cell office:value-type="percentage" office:value="0.37606749335821482" table:style-name="ce47">
            <text:p>37,6%</text:p>
          </table:table-cell>
          <table:table-cell office:value-type="float" office:value="53681" table:style-name="ce7">
            <text:p>53.681</text:p>
          </table:table-cell>
          <table:table-cell office:value-type="percentage" office:value="0.19202578420395564" table:style-name="ce47">
            <text:p>19,2%</text:p>
          </table:table-cell>
          <table:table-cell office:value-type="float" office:value="58906" table:style-name="ce7">
            <text:p>58.906</text:p>
          </table:table-cell>
          <table:table-cell office:value-type="percentage" office:value="0.7622707920856141" table:style-name="ce47">
            <text:p>76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19087" table:style-name="ce7">
            <text:p>919.087</text:p>
          </table:table-cell>
          <table:table-cell office:value-type="percentage" office:value="0.85850648956392184" table:style-name="ce47">
            <text:p>85,9%</text:p>
          </table:table-cell>
          <table:table-cell office:value-type="float" office:value="590581" table:style-name="ce7">
            <text:p>590.581</text:p>
          </table:table-cell>
          <table:table-cell office:value-type="percentage" office:value="0.74667676427973595" table:style-name="ce47">
            <text:p>74,7%</text:p>
          </table:table-cell>
          <table:table-cell office:value-type="float" office:value="289796" table:style-name="ce7">
            <text:p>289.796</text:p>
          </table:table-cell>
          <table:table-cell office:value-type="percentage" office:value="0.28224179826932161" table:style-name="ce47">
            <text:p>28,2%</text:p>
          </table:table-cell>
          <table:table-cell office:value-type="float" office:value="191725" table:style-name="ce7">
            <text:p>191.725</text:p>
          </table:table-cell>
          <table:table-cell office:value-type="percentage" office:value="0.16905967636832744" table:style-name="ce47">
            <text:p>16,9%</text:p>
          </table:table-cell>
          <table:table-cell office:value-type="float" office:value="163468" table:style-name="ce7">
            <text:p>163.468</text:p>
          </table:table-cell>
          <table:table-cell office:value-type="percentage" office:value="0.47084102620231982" table:style-name="ce47">
            <text:p>47,1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55996" table:style-name="ce7">
            <text:p>655.996</text:p>
          </table:table-cell>
          <table:table-cell office:value-type="percentage" office:value="0.90373384875866714" table:style-name="ce47">
            <text:p>90,4%</text:p>
          </table:table-cell>
          <table:table-cell office:value-type="float" office:value="438988" table:style-name="ce7">
            <text:p>438.988</text:p>
          </table:table-cell>
          <table:table-cell office:value-type="percentage" office:value="0.77193661154525184" table:style-name="ce47">
            <text:p>77,2%</text:p>
          </table:table-cell>
          <table:table-cell office:value-type="float" office:value="175798" table:style-name="ce7">
            <text:p>175.798</text:p>
          </table:table-cell>
          <table:table-cell office:value-type="percentage" office:value="0.24647389702377281" table:style-name="ce47">
            <text:p>24,6%</text:p>
          </table:table-cell>
          <table:table-cell office:value-type="float" office:value="121918" table:style-name="ce7">
            <text:p>121.918</text:p>
          </table:table-cell>
          <table:table-cell office:value-type="percentage" office:value="0.16200242104046272" table:style-name="ce47">
            <text:p>16,2%</text:p>
          </table:table-cell>
          <table:table-cell office:value-type="float" office:value="158209" table:style-name="ce7">
            <text:p>158.209</text:p>
          </table:table-cell>
          <table:table-cell office:value-type="percentage" office:value="0.74988031984225922" table:style-name="ce47">
            <text:p>75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1698" table:style-name="ce7">
            <text:p>151.698</text:p>
          </table:table-cell>
          <table:table-cell office:value-type="percentage" office:value="0.87559162376191901" table:style-name="ce47">
            <text:p>87,6%</text:p>
          </table:table-cell>
          <table:table-cell office:value-type="float" office:value="112214" table:style-name="ce7">
            <text:p>112.214</text:p>
          </table:table-cell>
          <table:table-cell office:value-type="percentage" office:value="0.84892913612189158" table:style-name="ce47">
            <text:p>84,9%</text:p>
          </table:table-cell>
          <table:table-cell office:value-type="float" office:value="63552" table:style-name="ce7">
            <text:p>63.552</text:p>
          </table:table-cell>
          <table:table-cell office:value-type="percentage" office:value="0.39509611319722476" table:style-name="ce47">
            <text:p>39,5%</text:p>
          </table:table-cell>
          <table:table-cell office:value-type="float" office:value="27374" table:style-name="ce7">
            <text:p>27.374</text:p>
          </table:table-cell>
          <table:table-cell office:value-type="percentage" office:value="0.18856253271980822" table:style-name="ce47">
            <text:p>18,9%</text:p>
          </table:table-cell>
          <table:table-cell office:value-type="float" office:value="32404" table:style-name="ce7">
            <text:p>32.404</text:p>
          </table:table-cell>
          <table:table-cell office:value-type="percentage" office:value="0.8127617948782262" table:style-name="ce47">
            <text:p>81,3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495883" table:style-name="ce7">
            <text:p>495.883</text:p>
          </table:table-cell>
          <table:table-cell office:value-type="percentage" office:value="0.93197776257527121" table:style-name="ce47">
            <text:p>93,2%</text:p>
          </table:table-cell>
          <table:table-cell office:value-type="float" office:value="321106" table:style-name="ce7">
            <text:p>321.106</text:p>
          </table:table-cell>
          <table:table-cell office:value-type="percentage" office:value="0.9268064595269363" table:style-name="ce47">
            <text:p>92,7%</text:p>
          </table:table-cell>
          <table:table-cell office:value-type="float" office:value="343481" table:style-name="ce7">
            <text:p>343.481</text:p>
          </table:table-cell>
          <table:table-cell office:value-type="percentage" office:value="0.87866803441192498" table:style-name="ce47">
            <text:p>87,9%</text:p>
          </table:table-cell>
          <table:table-cell office:value-type="float" office:value="159916" table:style-name="ce7">
            <text:p>159.916</text:p>
          </table:table-cell>
          <table:table-cell office:value-type="percentage" office:value="0.39164284962076407" table:style-name="ce47">
            <text:p>39,2%</text:p>
          </table:table-cell>
          <table:table-cell office:value-type="float" office:value="107190" table:style-name="ce7">
            <text:p>107.190</text:p>
          </table:table-cell>
          <table:table-cell office:value-type="percentage" office:value="0.86555232558139539" table:style-name="ce47">
            <text:p>86,6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3593" table:style-name="ce7">
            <text:p>43.593</text:p>
          </table:table-cell>
          <table:table-cell office:value-type="percentage" office:value="0.84172620196949222" table:style-name="ce47">
            <text:p>84,2%</text:p>
          </table:table-cell>
          <table:table-cell office:value-type="float" office:value="30506" table:style-name="ce7">
            <text:p>30.506</text:p>
          </table:table-cell>
          <table:table-cell office:value-type="percentage" office:value="0.80917771883289125" table:style-name="ce47">
            <text:p>80,9%</text:p>
          </table:table-cell>
          <table:table-cell office:value-type="float" office:value="12524" table:style-name="ce7">
            <text:p>12.524</text:p>
          </table:table-cell>
          <table:table-cell office:value-type="percentage" office:value="0.27810099036283698" table:style-name="ce47">
            <text:p>27,8%</text:p>
          </table:table-cell>
          <table:table-cell office:value-type="float" office:value="9169" table:style-name="ce7">
            <text:p>9.169</text:p>
          </table:table-cell>
          <table:table-cell office:value-type="percentage" office:value="0.19408166289185699" table:style-name="ce47">
            <text:p>19,4%</text:p>
          </table:table-cell>
          <table:table-cell office:value-type="float" office:value="11337" table:style-name="ce7">
            <text:p>11.337</text:p>
          </table:table-cell>
          <table:table-cell office:value-type="percentage" office:value="0.80404255319148932" table:style-name="ce47">
            <text:p>80,4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46985" table:style-name="ce7">
            <text:p>746.985</text:p>
          </table:table-cell>
          <table:table-cell office:value-type="percentage" office:value="0.8457739326560213" table:style-name="ce47">
            <text:p>84,6%</text:p>
          </table:table-cell>
          <table:table-cell office:value-type="float" office:value="455944" table:style-name="ce7">
            <text:p>455.944</text:p>
          </table:table-cell>
          <table:table-cell office:value-type="percentage" office:value="0.66897510989559184" table:style-name="ce47">
            <text:p>66,9%</text:p>
          </table:table-cell>
          <table:table-cell office:value-type="float" office:value="322900" table:style-name="ce7">
            <text:p>322.900</text:p>
          </table:table-cell>
          <table:table-cell office:value-type="percentage" office:value="0.34313720281013321" table:style-name="ce47">
            <text:p>34,3%</text:p>
          </table:table-cell>
          <table:table-cell office:value-type="float" office:value="197156" table:style-name="ce7">
            <text:p>197.156</text:p>
          </table:table-cell>
          <table:table-cell office:value-type="percentage" office:value="0.19173507424584715" table:style-name="ce47">
            <text:p>19,2%</text:p>
          </table:table-cell>
          <table:table-cell office:value-type="float" office:value="150646" table:style-name="ce7">
            <text:p>150.646</text:p>
          </table:table-cell>
          <table:table-cell office:value-type="percentage" office:value="0.63029953097608016" table:style-name="ce47">
            <text:p>63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49924" table:style-name="ce7">
            <text:p>149.924</text:p>
          </table:table-cell>
          <table:table-cell office:value-type="percentage" office:value="0.85099957996072062" table:style-name="ce47">
            <text:p>85,1%</text:p>
          </table:table-cell>
          <table:table-cell office:value-type="float" office:value="101051" table:style-name="ce7">
            <text:p>101.051</text:p>
          </table:table-cell>
          <table:table-cell office:value-type="percentage" office:value="0.69343150844736012" table:style-name="ce47">
            <text:p>69,3%</text:p>
          </table:table-cell>
          <table:table-cell office:value-type="float" office:value="48170" table:style-name="ce7">
            <text:p>48.170</text:p>
          </table:table-cell>
          <table:table-cell office:value-type="percentage" office:value="0.23287293752507843" table:style-name="ce47">
            <text:p>23,3%</text:p>
          </table:table-cell>
          <table:table-cell office:value-type="float" office:value="37663" table:style-name="ce7">
            <text:p>37.663</text:p>
          </table:table-cell>
          <table:table-cell office:value-type="percentage" office:value="0.16320720377175346" table:style-name="ce47">
            <text:p>16,3%</text:p>
          </table:table-cell>
          <table:table-cell office:value-type="float" office:value="43960" table:style-name="ce7">
            <text:p>43.960</text:p>
          </table:table-cell>
          <table:table-cell office:value-type="percentage" office:value="0.6591791749763829" table:style-name="ce47">
            <text:p>65,9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0948" table:style-name="ce7">
            <text:p>90.948</text:p>
          </table:table-cell>
          <table:table-cell office:value-type="percentage" office:value="0.92800293865556505" table:style-name="ce47">
            <text:p>92,8%</text:p>
          </table:table-cell>
          <table:table-cell office:value-type="float" office:value="61555" table:style-name="ce7">
            <text:p>61.555</text:p>
          </table:table-cell>
          <table:table-cell office:value-type="percentage" office:value="0.85513246183126568" table:style-name="ce47">
            <text:p>85,5%</text:p>
          </table:table-cell>
          <table:table-cell office:value-type="float" office:value="28380" table:style-name="ce7">
            <text:p>28.380</text:p>
          </table:table-cell>
          <table:table-cell office:value-type="percentage" office:value="0.30911665395926369" table:style-name="ce47">
            <text:p>30,9%</text:p>
          </table:table-cell>
          <table:table-cell office:value-type="float" office:value="15166" table:style-name="ce7">
            <text:p>15.166</text:p>
          </table:table-cell>
          <table:table-cell office:value-type="percentage" office:value="0.15900941516911657" table:style-name="ce47">
            <text:p>15,9%</text:p>
          </table:table-cell>
          <table:table-cell office:value-type="float" office:value="18767" table:style-name="ce7">
            <text:p>18.767</text:p>
          </table:table-cell>
          <table:table-cell office:value-type="percentage" office:value="0.78819823603527928" table:style-name="ce47">
            <text:p>78,8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31158" table:style-name="ce7">
            <text:p>331.158</text:p>
          </table:table-cell>
          <table:table-cell office:value-type="percentage" office:value="0.88447721888512887" table:style-name="ce47">
            <text:p>88,4%</text:p>
          </table:table-cell>
          <table:table-cell office:value-type="float" office:value="213723" table:style-name="ce7">
            <text:p>213.723</text:p>
          </table:table-cell>
          <table:table-cell office:value-type="percentage" office:value="0.78019033573412866" table:style-name="ce47">
            <text:p>78,0%</text:p>
          </table:table-cell>
          <table:table-cell office:value-type="float" office:value="130261" table:style-name="ce7">
            <text:p>130.261</text:p>
          </table:table-cell>
          <table:table-cell office:value-type="percentage" office:value="0.40405791886643794" table:style-name="ce47">
            <text:p>40,4%</text:p>
          </table:table-cell>
          <table:table-cell office:value-type="float" office:value="41470" table:style-name="ce7">
            <text:p>41.470</text:p>
          </table:table-cell>
          <table:table-cell office:value-type="percentage" office:value="0.1296788517464586" table:style-name="ce47">
            <text:p>13,0%</text:p>
          </table:table-cell>
          <table:table-cell office:value-type="float" office:value="73366" table:style-name="ce7">
            <text:p>73.366</text:p>
          </table:table-cell>
          <table:table-cell office:value-type="percentage" office:value="0.74100334313042249" table:style-name="ce47">
            <text:p>74,1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4996" table:style-name="ce7">
            <text:p>4.996</text:p>
          </table:table-cell>
          <table:table-cell office:value-type="percentage" office:value="0.80128307939053733" table:style-name="ce47">
            <text:p>80,1%</text:p>
          </table:table-cell>
          <table:table-cell office:value-type="float" office:value="5497" table:style-name="ce7">
            <text:p>5.497</text:p>
          </table:table-cell>
          <table:table-cell office:value-type="percentage" office:value="0.72827239003709587" table:style-name="ce47">
            <text:p>72,8%</text:p>
          </table:table-cell>
          <table:table-cell office:value-type="float" office:value="3166" table:style-name="ce7">
            <text:p>3.166</text:p>
          </table:table-cell>
          <table:table-cell office:value-type="percentage" office:value="0.30106504374286802" table:style-name="ce47">
            <text:p>30,1%</text:p>
          </table:table-cell>
          <table:table-cell office:value-type="float" office:value="1910" table:style-name="ce7">
            <text:p>1.910</text:p>
          </table:table-cell>
          <table:table-cell office:value-type="percentage" office:value="0.17319550235763512" table:style-name="ce47">
            <text:p>17,3%</text:p>
          </table:table-cell>
          <table:table-cell office:value-type="float" office:value="1282" table:style-name="ce7">
            <text:p>1.282</text:p>
          </table:table-cell>
          <table:table-cell office:value-type="percentage" office:value="0.34555256064690026" table:style-name="ce47">
            <text:p>34,6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3936" table:style-name="ce7">
            <text:p>3.936</text:p>
          </table:table-cell>
          <table:table-cell office:value-type="percentage" office:value="0.72902389331357664" table:style-name="ce47">
            <text:p>72,9%</text:p>
          </table:table-cell>
          <table:table-cell office:value-type="float" office:value="4602" table:style-name="ce7">
            <text:p>4.602</text:p>
          </table:table-cell>
          <table:table-cell office:value-type="percentage" office:value="0.62757398063548342" table:style-name="ce47">
            <text:p>62,8%</text:p>
          </table:table-cell>
          <table:table-cell office:value-type="float" office:value="5235" table:style-name="ce7">
            <text:p>5.235</text:p>
          </table:table-cell>
          <table:table-cell office:value-type="percentage" office:value="0.52724342834122273" table:style-name="ce47">
            <text:p>52,7%</text:p>
          </table:table-cell>
          <table:table-cell office:value-type="float" office:value="3468" table:style-name="ce7">
            <text:p>3.468</text:p>
          </table:table-cell>
          <table:table-cell office:value-type="percentage" office:value="0.33375036088923105" table:style-name="ce47">
            <text:p>33,4%</text:p>
          </table:table-cell>
          <table:table-cell office:value-type="float" office:value="1026" table:style-name="ce7">
            <text:p>1.026</text:p>
          </table:table-cell>
          <table:table-cell office:value-type="percentage" office:value="0.2289156626506024" table:style-name="ce47">
            <text:p>22,9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0" table:style-name="ce7">
            <text:p>10</text:p>
          </table:table-cell>
          <table:table-cell office:value-type="percentage" office:value="0.24390243902439024" table:style-name="ce47">
            <text:p>24,4%</text:p>
          </table:table-cell>
          <table:table-cell office:value-type="float" office:value="1958" table:style-name="ce7">
            <text:p>1.958</text:p>
          </table:table-cell>
          <table:table-cell office:value-type="percentage" office:value="0.54646943901758305" table:style-name="ce47">
            <text:p>54,6%</text:p>
          </table:table-cell>
          <table:table-cell office:value-type="float" office:value="3515" table:style-name="ce7">
            <text:p>3.515</text:p>
          </table:table-cell>
          <table:table-cell office:value-type="percentage" office:value="0.37144668709711509" table:style-name="ce47">
            <text:p>37,1%</text:p>
          </table:table-cell>
          <table:table-cell office:value-type="float" office:value="8246" table:style-name="ce7">
            <text:p>8.246</text:p>
          </table:table-cell>
          <table:table-cell office:value-type="percentage" office:value="0.37359550561797755" table:style-name="ce47">
            <text:p>37,4%</text:p>
          </table:table-cell>
          <table:table-cell office:value-type="float" office:value="973" table:style-name="ce7">
            <text:p>973</text:p>
          </table:table-cell>
          <table:table-cell office:value-type="percentage" office:value="0.76856240126382303" table:style-name="ce47">
            <text:p>76,9%</text:p>
          </table:table-cell>
          <table:table-cell table:number-columns-repeated="16373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6" table:style-name="ce7">
            <text:p>6</text:p>
          </table:table-cell>
          <table:table-cell office:value-type="percentage" office:value="7.792207792207792E-2" table:style-name="ce50">
            <text:p>7,8%</text:p>
          </table:table-cell>
          <table:table-cell office:value-type="float" office:value="32" table:style-name="ce7">
            <text:p>32</text:p>
          </table:table-cell>
          <table:table-cell office:value-type="percentage" office:value="0.11510791366906475" table:style-name="ce50">
            <text:p>11,5%</text:p>
          </table:table-cell>
          <table:table-cell office:value-type="float" office:value="85" table:style-name="ce7">
            <text:p>85</text:p>
          </table:table-cell>
          <table:table-cell office:value-type="percentage" office:value="9.8722415795586521E-2" table:style-name="ce50">
            <text:p>9,9%</text:p>
          </table:table-cell>
          <table:table-cell office:value-type="float" office:value="89" table:style-name="ce7">
            <text:p>89</text:p>
          </table:table-cell>
          <table:table-cell office:value-type="percentage" office:value="5.0028105677346821E-2" table:style-name="ce50">
            <text:p>5,0%</text:p>
          </table:table-cell>
          <table:table-cell office:value-type="float" office:value="102" table:style-name="ce7">
            <text:p>102</text:p>
          </table:table-cell>
          <table:table-cell office:value-type="percentage" office:value="2.32187571135898E-2" table:style-name="ce50">
            <text:p>2,3%</text:p>
          </table:table-cell>
          <table:table-cell table:number-columns-repeated="16373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028431" table:style-name="ce65">
            <text:p>6.028.431</text:p>
          </table:table-cell>
          <table:table-cell office:value-type="percentage" office:value="0.8806055527062735" table:style-name="ce66">
            <text:p>88,06%</text:p>
          </table:table-cell>
          <table:table-cell office:value-type="float" office:value="3973331" table:style-name="ce65">
            <text:p>3.973.331</text:p>
          </table:table-cell>
          <table:table-cell office:value-type="percentage" office:value="0.75720932625799575" table:style-name="ce66">
            <text:p>75,72%</text:p>
          </table:table-cell>
          <table:table-cell office:value-type="float" office:value="2147242" table:style-name="ce65">
            <text:p>2.147.242</text:p>
          </table:table-cell>
          <table:table-cell office:value-type="percentage" office:value="0.32191674644964496" table:style-name="ce66">
            <text:p>32,19%</text:p>
          </table:table-cell>
          <table:table-cell office:value-type="float" office:value="1235304" table:style-name="ce65">
            <text:p>1.235.304</text:p>
          </table:table-cell>
          <table:table-cell office:value-type="percentage" office:value="0.17720288596049305" table:style-name="ce66">
            <text:p>17,72%</text:p>
          </table:table-cell>
          <table:table-cell office:value-type="float" office:value="1228803" table:style-name="ce65">
            <text:p>1.228.803</text:p>
          </table:table-cell>
          <table:table-cell office:value-type="percentage" office:value="0.62032091230567687" table:style-name="ce66">
            <text:p>62,03%</text:p>
          </table:table-cell>
          <table:table-cell table:number-columns-repeated="16373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90"/>
          <table:table-cell office:value-type="string" table:number-columns-spanned="1" table:number-rows-spanned="2" table:style-name="ce91">
            <text:p>Población a vacunar 5-11 años</text:p>
          </table:table-cell>
          <table:table-cell office:value-type="string" table:number-columns-spanned="1" table:number-rows-spanned="2" table:style-name="ce91">
            <text:p>Nº Personas con al menos 1 dosis</text:p>
          </table:table-cell>
          <table:table-cell office:value-type="string" table:number-columns-spanned="1" table:number-rows-spanned="2" table:style-name="ce91">
            <text:p>% Personas con al menos 1 dosis</text:p>
          </table:table-cell>
          <table:table-cell office:value-type="string" table:number-columns-spanned="1" table:number-rows-spanned="2" table:style-name="ce91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4">
            <text:p>Andalucía</text:p>
          </table:table-cell>
          <table:table-cell office:value-type="float" office:value="638443" table:style-name="ce75">
            <text:p>638.443</text:p>
          </table:table-cell>
          <table:table-cell office:value-type="float" office:value="196125" table:style-name="ce75">
            <text:p>196.125</text:p>
          </table:table-cell>
          <table:table-cell office:value-type="percentage" office:value="0.30719265463009227" table:style-name="ce76">
            <text:p>30,72%</text:p>
          </table:table-cell>
          <table:table-cell office:value-type="date" office:date-value="2022-01-02T00:00:00" table:style-name="ce77">
            <text:p>0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90144" table:style-name="ce79">
            <text:p>90.144</text:p>
          </table:table-cell>
          <table:table-cell office:value-type="float" office:value="29444" table:style-name="ce79">
            <text:p>29.444</text:p>
          </table:table-cell>
          <table:table-cell office:value-type="percentage" office:value="0.32663294284700034" table:style-name="ce80">
            <text:p>32,66%</text:p>
          </table:table-cell>
          <table:table-cell office:value-type="date" office:date-value="2022-01-02T00:00:00" table:style-name="ce81">
            <text:p>0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54615" table:style-name="ce79">
            <text:p>54.615</text:p>
          </table:table-cell>
          <table:table-cell office:value-type="float" office:value="21285" table:style-name="ce79">
            <text:p>21.285</text:p>
          </table:table-cell>
          <table:table-cell office:value-type="percentage" office:value="0.38972809667673713" table:style-name="ce80">
            <text:p>38,97%</text:p>
          </table:table-cell>
          <table:table-cell office:value-type="date" office:date-value="2022-01-02T00:00:00" table:style-name="ce81">
            <text:p>0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84217" table:style-name="ce79">
            <text:p>84.217</text:p>
          </table:table-cell>
          <table:table-cell office:value-type="float" office:value="12393" table:style-name="ce79">
            <text:p>12.393</text:p>
          </table:table-cell>
          <table:table-cell office:value-type="percentage" office:value="0.14715556241613925" table:style-name="ce80">
            <text:p>14,72%</text:p>
          </table:table-cell>
          <table:table-cell office:value-type="date" office:date-value="2022-01-02T00:00:00" table:style-name="ce81">
            <text:p>0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36910" table:style-name="ce79">
            <text:p>136.910</text:p>
          </table:table-cell>
          <table:table-cell office:value-type="float" office:value="41968" table:style-name="ce79">
            <text:p>41.968</text:p>
          </table:table-cell>
          <table:table-cell office:value-type="percentage" office:value="0.30653714118764153" table:style-name="ce80">
            <text:p>30,65%</text:p>
          </table:table-cell>
          <table:table-cell office:value-type="date" office:date-value="2022-01-02T00:00:00" table:style-name="ce81">
            <text:p>0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38052" table:style-name="ce79">
            <text:p>38.052</text:p>
          </table:table-cell>
          <table:table-cell office:value-type="float" office:value="16511" table:style-name="ce79">
            <text:p>16.511</text:p>
          </table:table-cell>
          <table:table-cell office:value-type="percentage" office:value="0.43390623357510777" table:style-name="ce80">
            <text:p>43,39%</text:p>
          </table:table-cell>
          <table:table-cell office:value-type="date" office:date-value="2022-01-02T00:00:00" table:style-name="ce81">
            <text:p>0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stilla y León</text:p>
          </table:table-cell>
          <table:table-cell office:value-type="float" office:value="138981" table:style-name="ce79">
            <text:p>138.981</text:p>
          </table:table-cell>
          <table:table-cell office:value-type="float" office:value="44395" table:style-name="ce79">
            <text:p>44.395</text:p>
          </table:table-cell>
          <table:table-cell office:value-type="percentage" office:value="0.31943215259639807" table:style-name="ce80">
            <text:p>31,94%</text:p>
          </table:table-cell>
          <table:table-cell office:value-type="date" office:date-value="2021-12-31T00:00:00" table:style-name="ce81">
            <text:p>31/12/2021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8">
            <text:p>Castilla - La Mancha</text:p>
          </table:table-cell>
          <table:table-cell office:value-type="float" office:value="149968" table:style-name="ce79">
            <text:p>149.968</text:p>
          </table:table-cell>
          <table:table-cell office:value-type="float" office:value="45664" table:style-name="ce79">
            <text:p>45.664</text:p>
          </table:table-cell>
          <table:table-cell office:value-type="percentage" office:value="0.30449162487997439" table:style-name="ce80">
            <text:p>30,45%</text:p>
          </table:table-cell>
          <table:table-cell office:value-type="date" office:date-value="2022-01-02T00:00:00" table:style-name="ce81">
            <text:p>0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571450" table:style-name="ce79">
            <text:p>571.450</text:p>
          </table:table-cell>
          <table:table-cell office:value-type="float" office:value="135980" table:style-name="ce79">
            <text:p>135.980</text:p>
          </table:table-cell>
          <table:table-cell office:value-type="percentage" office:value="0.23795607664712573" table:style-name="ce80">
            <text:p>23,80%</text:p>
          </table:table-cell>
          <table:table-cell office:value-type="date" office:date-value="2022-01-02T00:00:00" table:style-name="ce81">
            <text:p>0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361203" table:style-name="ce79">
            <text:p>361.203</text:p>
          </table:table-cell>
          <table:table-cell office:value-type="float" office:value="106239" table:style-name="ce79">
            <text:p>106.239</text:p>
          </table:table-cell>
          <table:table-cell office:value-type="percentage" office:value="0.29412546407421863" table:style-name="ce80">
            <text:p>29,41%</text:p>
          </table:table-cell>
          <table:table-cell office:value-type="date" office:date-value="2022-01-02T00:00:00" table:style-name="ce81">
            <text:p>0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69578" table:style-name="ce79">
            <text:p>69.578</text:p>
          </table:table-cell>
          <table:table-cell office:value-type="float" office:value="24709" table:style-name="ce79">
            <text:p>24.709</text:p>
          </table:table-cell>
          <table:table-cell office:value-type="percentage" office:value="0.35512662048348614" table:style-name="ce80">
            <text:p>35,51%</text:p>
          </table:table-cell>
          <table:table-cell office:value-type="date" office:date-value="2022-01-02T00:00:00" table:style-name="ce81">
            <text:p>0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Galicia*</text:p>
          </table:table-cell>
          <table:table-cell office:value-type="float" office:value="155893" table:style-name="ce79">
            <text:p>155.893</text:p>
          </table:table-cell>
          <table:table-cell office:value-type="float" office:value="56703" table:style-name="ce79">
            <text:p>56.703</text:p>
          </table:table-cell>
          <table:table-cell office:value-type="percentage" office:value="0.36373025087720423" table:style-name="ce80">
            <text:p>36,37%</text:p>
          </table:table-cell>
          <table:table-cell office:value-type="date" office:date-value="2022-01-01T00:00:00" table:style-name="ce81">
            <text:p>01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2641" table:style-name="ce79">
            <text:p>22.641</text:p>
          </table:table-cell>
          <table:table-cell office:value-type="float" office:value="6034" table:style-name="ce79">
            <text:p>6.034</text:p>
          </table:table-cell>
          <table:table-cell office:value-type="percentage" office:value="0.26650766308908619" table:style-name="ce80">
            <text:p>26,65%</text:p>
          </table:table-cell>
          <table:table-cell office:value-type="date" office:date-value="2021-12-31T00:00:00" table:style-name="ce81">
            <text:p>31/12/2021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495144" table:style-name="ce79">
            <text:p>495.144</text:p>
          </table:table-cell>
          <table:table-cell office:value-type="float" office:value="124900" table:style-name="ce79">
            <text:p>124.900</text:p>
          </table:table-cell>
          <table:table-cell office:value-type="percentage" office:value="0.25224985054852728" table:style-name="ce80">
            <text:p>25,22%</text:p>
          </table:table-cell>
          <table:table-cell office:value-type="date" office:date-value="2022-01-02T00:00:00" table:style-name="ce81">
            <text:p>0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urcia<text:s text:c="2"/></text:p>
          </table:table-cell>
          <table:table-cell office:value-type="float" office:value="124444" table:style-name="ce79">
            <text:p>124.444</text:p>
          </table:table-cell>
          <table:table-cell office:value-type="float" office:value="32111" table:style-name="ce79">
            <text:p>32.111</text:p>
          </table:table-cell>
          <table:table-cell office:value-type="percentage" office:value="0.25803574298479637" table:style-name="ce80">
            <text:p>25,80%</text:p>
          </table:table-cell>
          <table:table-cell office:value-type="date" office:date-value="2021-12-31T00:00:00" table:style-name="ce81">
            <text:p>31/12/2021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Navarra<text:s/></text:p>
          </table:table-cell>
          <table:table-cell office:value-type="float" office:value="50103" table:style-name="ce79">
            <text:p>50.103</text:p>
          </table:table-cell>
          <table:table-cell office:value-type="float" office:value="15630" table:style-name="ce79">
            <text:p>15.630</text:p>
          </table:table-cell>
          <table:table-cell office:value-type="percentage" office:value="0.31195736782228611" table:style-name="ce80">
            <text:p>31,20%</text:p>
          </table:table-cell>
          <table:table-cell office:value-type="date" office:date-value="2022-01-02T00:00:00" table:style-name="ce81">
            <text:p>0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49328" table:style-name="ce79">
            <text:p>149.328</text:p>
          </table:table-cell>
          <table:table-cell office:value-type="float" office:value="49497" table:style-name="ce79">
            <text:p>49.497</text:p>
          </table:table-cell>
          <table:table-cell office:value-type="percentage" office:value="0.3314649630343941" table:style-name="ce80">
            <text:p>33,15%</text:p>
          </table:table-cell>
          <table:table-cell office:value-type="date" office:date-value="2022-01-02T00:00:00" table:style-name="ce81">
            <text:p>0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8455" table:style-name="ce79">
            <text:p>8.455</text:p>
          </table:table-cell>
          <table:table-cell office:value-type="float" office:value="2089" table:style-name="ce79">
            <text:p>2.089</text:p>
          </table:table-cell>
          <table:table-cell office:value-type="percentage" office:value="0.24707273802483737" table:style-name="ce80">
            <text:p>24,71%</text:p>
          </table:table-cell>
          <table:table-cell office:value-type="date" office:date-value="2022-01-02T00:00:00" table:style-name="ce81">
            <text:p>0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9707" table:style-name="ce79">
            <text:p>9.707</text:p>
          </table:table-cell>
          <table:table-cell office:value-type="float" office:value="2538" table:style-name="ce79">
            <text:p>2.538</text:p>
          </table:table-cell>
          <table:table-cell office:value-type="percentage" office:value="0.26146080148346557" table:style-name="ce80">
            <text:p>26,15%</text:p>
          </table:table-cell>
          <table:table-cell office:value-type="date" office:date-value="2021-12-30T00:00:00" table:style-name="ce81">
            <text:p>30/12/2021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8">
            <text:p>Fuerzas Armadas*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1-12-30T00:00:00" table:style-name="ce81">
            <text:p>30/12/2021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3">
            <text:p>Sanidad Exterior</text:p>
          </table:table-cell>
          <table:table-cell office:value-type="string" table:style-name="ce84">
            <text:p>-</text:p>
          </table:table-cell>
          <table:table-cell office:value-type="float" office:value="0" table:style-name="ce84">
            <text:p>0</text:p>
          </table:table-cell>
          <table:table-cell office:value-type="string" table:style-name="ce84">
            <text:p>-</text:p>
          </table:table-cell>
          <table:table-cell office:value-type="date" office:date-value="2022-01-02T00:00:00" table:style-name="ce85">
            <text:p>02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6">
            <text:p>Totales</text:p>
          </table:table-cell>
          <table:table-cell office:value-type="float" office:value="3349276" table:style-name="ce87">
            <text:p>3.349.276</text:p>
          </table:table-cell>
          <table:table-cell office:value-type="float" office:value="964215" table:style-name="ce87">
            <text:p>964.215</text:p>
          </table:table-cell>
          <table:table-cell office:value-type="percentage" office:value="0.28788759122867152" table:style-name="ce88">
            <text:p>28,79%</text:p>
          </table:table-cell>
          <table:table-cell table:style-name="ce89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uyse Sanchez. Xavier</dc:creator>
    <meta:creation-date>2021-10-19T15:41:35Z</meta:creation-date>
    <dc:date>2022-01-03T16:02:26Z</dc:date>
  </office:meta>
</office:document-meta>
</file>